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99"/>
    <style:style style:name="ce10" style:family="table-cell" style:parent-style-name="Default">
      <style:map style:condition="cell-content()=agua" style:apply-style-name="rojo" style:base-cell-address="Gastos.C1"/>
      <style:map style:condition="cell-content()=&quot;alquiler&quot;" style:apply-style-name="Azul" style:base-cell-address="Gastos.C1"/>
    </style:style>
    <style:style style:name="ce3" style:family="table-cell" style:parent-style-name="Default" style:data-style-name="N104"/>
    <style:style style:name="ce12" style:family="table-cell" style:parent-style-name="Default" style:data-style-name="N104">
      <style:text-properties fo:color="#c9211e"/>
    </style:style>
    <style:style style:name="ce13" style:family="table-cell" style:parent-style-name="Default" style:data-style-name="N104">
      <style:table-cell-properties fo:background-color="#3faf46"/>
      <style:text-properties fo:color="#83caff"/>
    </style:style>
    <style:style style:name="ce14" style:family="table-cell" style:parent-style-name="Default" style:data-style-name="N104">
      <style:table-cell-properties fo:background-color="#3faf46"/>
    </style:style>
    <style:style style:name="ce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 table:null-year="1950"/>
      <table:table table:name="Gastos" table:style-name="ta1">
        <table:table-column table:style-name="co4" table:default-cell-style-name="Default"/>
        <table:table-column table:style-name="co6" table:default-cell-style-name="Default"/>
        <table:table-column table:style-name="co9" table:default-cell-style-name="ce10"/>
        <table:table-column table:style-name="co10" table:default-cell-style-name="Default"/>
        <table:table-column table:style-name="co5" table:number-columns-repeated="2" table:default-cell-style-name="ce3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Descuento 2, en Enero el agua tiene 20 %</text:p>
          </table:table-cell>
          <table:table-cell table:number-columns-repeated="2"/>
          <table:table-cell office:value-type="string" calcext:value-type="string">
            <text:p>Total a pagar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12500" calcext:value-type="float">
            <text:p>12500</text:p>
          </table:table-cell>
          <table:table-cell table:formula="of:=IF([.C2]=&quot;luz&quot;;[.D2]*5%;0)" office:value-type="currency" office:currency="ARS" office:value="0" calcext:value-type="currency">
            <text:p>$0,00</text:p>
          </table:table-cell>
          <table:table-cell table:formula="of:=IF(AND([.A2]=&quot;enero&quot;;[.C2]=&quot;agua&quot;);[.D2]*20%;0)" office:value-type="currency" office:currency="ARS" office:value="2500" calcext:value-type="currency">
            <text:p>$2.500,00</text:p>
          </table:table-cell>
          <table:table-cell table:number-columns-repeated="2"/>
          <table:table-cell table:style-name="ce3" table:formula="of:=[.D2]-[.E2]-[.F2]" office:value-type="currency" office:currency="ARS" office:value="10000" calcext:value-type="currency">
            <text:p>$10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14500" calcext:value-type="float">
            <text:p>14500</text:p>
          </table:table-cell>
          <table:table-cell table:formula="of:=IF([.C3]=&quot;luz&quot;;[.D3]*5%;0)" office:value-type="currency" office:currency="ARS" office:value="0" calcext:value-type="currency">
            <text:p>$0,00</text:p>
          </table:table-cell>
          <table:table-cell table:formula="of:=IF(AND([.A3]=&quot;enero&quot;;[.C3]=&quot;agua&quot;);[.D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]-[.E3]-[.F3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15000" calcext:value-type="float">
            <text:p>15000</text:p>
          </table:table-cell>
          <table:table-cell table:formula="of:=IF([.C4]=&quot;luz&quot;;[.D4]*5%;0)" office:value-type="currency" office:currency="ARS" office:value="0" calcext:value-type="currency">
            <text:p>$0,00</text:p>
          </table:table-cell>
          <table:table-cell table:style-name="ce12" table:formula="of:=IF(AND([.A4]=&quot;enero&quot;;[.C4]=&quot;agua&quot;);[.D4]*20%;0)" office:value-type="currency" office:currency="ARS" office:value="0" calcext:value-type="currency">
            <text:p>$0,00</text:p>
          </table:table-cell>
          <table:table-cell/>
          <table:table-cell table:style-name="ce16"/>
          <table:table-cell table:style-name="ce3" table:formula="of:=[.D4]-[.E4]-[.F4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14000" calcext:value-type="float">
            <text:p>14000</text:p>
          </table:table-cell>
          <table:table-cell table:formula="of:=IF([.C5]=&quot;luz&quot;;[.D5]*5%;0)" office:value-type="currency" office:currency="ARS" office:value="0" calcext:value-type="currency">
            <text:p>$0,00</text:p>
          </table:table-cell>
          <table:table-cell table:style-name="ce12" table:formula="of:=IF(AND([.A5]=&quot;enero&quot;;[.C5]=&quot;agua&quot;);[.D5]*20%;0)" office:value-type="currency" office:currency="ARS" office:value="0" calcext:value-type="currency">
            <text:p>$0,00</text:p>
          </table:table-cell>
          <table:table-cell table:style-name="ce5"/>
          <table:table-cell/>
          <table:table-cell table:style-name="ce3" table:formula="of:=[.D5]-[.E5]-[.F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14500" calcext:value-type="float">
            <text:p>14500</text:p>
          </table:table-cell>
          <table:table-cell table:formula="of:=IF([.C6]=&quot;luz&quot;;[.D6]*5%;0)" office:value-type="currency" office:currency="ARS" office:value="0" calcext:value-type="currency">
            <text:p>$0,00</text:p>
          </table:table-cell>
          <table:table-cell table:formula="of:=IF(AND([.A6]=&quot;enero&quot;;[.C6]=&quot;agua&quot;);[.D6]*20%;0)" office:value-type="currency" office:currency="ARS" office:value="0" calcext:value-type="currency">
            <text:p>$0,00</text:p>
          </table:table-cell>
          <table:table-cell/>
          <table:table-cell table:style-name="ce16"/>
          <table:table-cell table:style-name="ce3" table:formula="of:=[.D6]-[.E6]-[.F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office:value-type="float" office:value="190000" calcext:value-type="float">
            <text:p>190000</text:p>
          </table:table-cell>
          <table:table-cell table:formula="of:=IF([.C7]=&quot;luz&quot;;[.D7]*5%;0)" office:value-type="currency" office:currency="ARS" office:value="0" calcext:value-type="currency">
            <text:p>$0,00</text:p>
          </table:table-cell>
          <table:table-cell table:formula="of:=IF(AND([.A7]=&quot;enero&quot;;[.C7]=&quot;agua&quot;);[.D7]*20%;0)" office:value-type="currency" office:currency="ARS" office:value="0" calcext:value-type="currency">
            <text:p>$0,00</text:p>
          </table:table-cell>
          <table:table-cell table:style-name="ce16"/>
          <table:table-cell/>
          <table:table-cell table:style-name="ce3" table:formula="of:=[.D7]-[.E7]-[.F7]" office:value-type="currency" office:currency="ARS" office:value="190000" calcext:value-type="currency">
            <text:p>$190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office:value-type="float" office:value="200000" calcext:value-type="float">
            <text:p>200000</text:p>
          </table:table-cell>
          <table:table-cell table:formula="of:=IF([.C8]=&quot;luz&quot;;[.D8]*5%;0)" office:value-type="currency" office:currency="ARS" office:value="0" calcext:value-type="currency">
            <text:p>$0,00</text:p>
          </table:table-cell>
          <table:table-cell table:style-name="ce13" table:formula="of:=IF(AND([.A8]=&quot;enero&quot;;[.C8]=&quot;agua&quot;);[.D8]*20%;0)" office:value-type="currency" office:currency="ARS" office:value="0" calcext:value-type="currency">
            <text:p>$0,00</text:p>
          </table:table-cell>
          <table:table-cell table:style-name="ce6"/>
          <table:table-cell/>
          <table:table-cell table:style-name="ce3" table:formula="of:=[.D8]-[.E8]-[.F8]" office:value-type="currency" office:currency="ARS" office:value="200000" calcext:value-type="currency">
            <text:p>$200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office:value-type="float" office:value="26000" calcext:value-type="float">
            <text:p>26000</text:p>
          </table:table-cell>
          <table:table-cell table:formula="of:=IF([.C9]=&quot;luz&quot;;[.D9]*5%;0)" office:value-type="currency" office:currency="ARS" office:value="0" calcext:value-type="currency">
            <text:p>$0,00</text:p>
          </table:table-cell>
          <table:table-cell table:style-name="ce13" table:formula="of:=IF(AND([.A9]=&quot;enero&quot;;[.C9]=&quot;agua&quot;);[.D9]*20%;0)" office:value-type="currency" office:currency="ARS" office:value="0" calcext:value-type="currency">
            <text:p>$0,00</text:p>
          </table:table-cell>
          <table:table-cell table:style-name="ce16"/>
          <table:table-cell table:style-name="ce7"/>
          <table:table-cell table:style-name="ce3" table:formula="of:=[.D9]-[.E9]-[.F9]" office:value-type="currency" office:currency="ARS" office:value="26000" calcext:value-type="currency">
            <text:p>$26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office:value-type="float" office:value="19000" calcext:value-type="float">
            <text:p>19000</text:p>
          </table:table-cell>
          <table:table-cell table:formula="of:=IF([.C10]=&quot;luz&quot;;[.D10]*5%;0)" office:value-type="currency" office:currency="ARS" office:value="0" calcext:value-type="currency">
            <text:p>$0,00</text:p>
          </table:table-cell>
          <table:table-cell table:style-name="ce13" table:formula="of:=IF(AND([.A10]=&quot;enero&quot;;[.C10]=&quot;agua&quot;);[.D10]*20%;0)" office:value-type="currency" office:currency="ARS" office:value="0" calcext:value-type="currency">
            <text:p>$0,00</text:p>
          </table:table-cell>
          <table:table-cell/>
          <table:table-cell table:style-name="ce6"/>
          <table:table-cell table:style-name="ce3" table:formula="of:=[.D10]-[.E10]-[.F10]" office:value-type="currency" office:currency="ARS" office:value="19000" calcext:value-type="currency">
            <text:p>$19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office:value-type="float" office:value="24000" calcext:value-type="float">
            <text:p>24000</text:p>
          </table:table-cell>
          <table:table-cell table:formula="of:=IF([.C11]=&quot;luz&quot;;[.D11]*5%;0)" office:value-type="currency" office:currency="ARS" office:value="0" calcext:value-type="currency">
            <text:p>$0,00</text:p>
          </table:table-cell>
          <table:table-cell table:style-name="ce14" table:formula="of:=IF(AND([.A11]=&quot;enero&quot;;[.C11]=&quot;agua&quot;);[.D1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]-[.E11]-[.F11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office:value-type="float" office:value="31000" calcext:value-type="float">
            <text:p>31000</text:p>
          </table:table-cell>
          <table:table-cell table:formula="of:=IF([.C12]=&quot;luz&quot;;[.D12]*5%;0)" office:value-type="currency" office:currency="ARS" office:value="0" calcext:value-type="currency">
            <text:p>$0,00</text:p>
          </table:table-cell>
          <table:table-cell table:formula="of:=IF(AND([.A12]=&quot;enero&quot;;[.C12]=&quot;agua&quot;);[.D12]*20%;0)" office:value-type="currency" office:currency="ARS" office:value="0" calcext:value-type="currency">
            <text:p>$0,00</text:p>
          </table:table-cell>
          <table:table-cell table:style-name="ce16"/>
          <table:table-cell/>
          <table:table-cell table:style-name="ce3" table:formula="of:=[.D12]-[.E12]-[.F12]" office:value-type="currency" office:currency="ARS" office:value="31000" calcext:value-type="currency">
            <text:p>$31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office:value-type="float" office:value="30000" calcext:value-type="float">
            <text:p>30000</text:p>
          </table:table-cell>
          <table:table-cell table:formula="of:=IF([.C13]=&quot;luz&quot;;[.D13]*5%;0)" office:value-type="currency" office:currency="ARS" office:value="0" calcext:value-type="currency">
            <text:p>$0,00</text:p>
          </table:table-cell>
          <table:table-cell table:formula="of:=IF(AND([.A13]=&quot;enero&quot;;[.C13]=&quot;agua&quot;);[.D1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]-[.E13]-[.F13]" office:value-type="currency" office:currency="ARS" office:value="30000" calcext:value-type="currency">
            <text:p>$30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office:value-type="float" office:value="35000" calcext:value-type="float">
            <text:p>35000</text:p>
          </table:table-cell>
          <table:table-cell table:formula="of:=IF([.C14]=&quot;luz&quot;;[.D14]*5%;0)" office:value-type="currency" office:currency="ARS" office:value="0" calcext:value-type="currency">
            <text:p>$0,00</text:p>
          </table:table-cell>
          <table:table-cell table:formula="of:=IF(AND([.A14]=&quot;enero&quot;;[.C14]=&quot;agua&quot;);[.D1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]-[.E14]-[.F14]" office:value-type="currency" office:currency="ARS" office:value="35000" calcext:value-type="currency">
            <text:p>$35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office:value-type="float" office:value="12500" calcext:value-type="float">
            <text:p>12500</text:p>
          </table:table-cell>
          <table:table-cell table:formula="of:=IF([.C15]=&quot;luz&quot;;[.D15]*5%;0)" office:value-type="currency" office:currency="ARS" office:value="0" calcext:value-type="currency">
            <text:p>$0,00</text:p>
          </table:table-cell>
          <table:table-cell table:formula="of:=IF(AND([.A15]=&quot;enero&quot;;[.C15]=&quot;agua&quot;);[.D1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]-[.E15]-[.F15]" office:value-type="currency" office:currency="ARS" office:value="12500" calcext:value-type="currency">
            <text:p>$12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office:value-type="float" office:value="10500" calcext:value-type="float">
            <text:p>10500</text:p>
          </table:table-cell>
          <table:table-cell table:formula="of:=IF([.C16]=&quot;luz&quot;;[.D16]*5%;0)" office:value-type="currency" office:currency="ARS" office:value="0" calcext:value-type="currency">
            <text:p>$0,00</text:p>
          </table:table-cell>
          <table:table-cell table:formula="of:=IF(AND([.A16]=&quot;enero&quot;;[.C16]=&quot;agua&quot;);[.D1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]-[.E16]-[.F16]" office:value-type="currency" office:currency="ARS" office:value="10500" calcext:value-type="currency">
            <text:p>$10.5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office:value-type="float" office:value="25000" calcext:value-type="float">
            <text:p>25000</text:p>
          </table:table-cell>
          <table:table-cell table:formula="of:=IF([.C17]=&quot;luz&quot;;[.D17]*5%;0)" office:value-type="currency" office:currency="ARS" office:value="0" calcext:value-type="currency">
            <text:p>$0,00</text:p>
          </table:table-cell>
          <table:table-cell table:formula="of:=IF(AND([.A17]=&quot;enero&quot;;[.C17]=&quot;agua&quot;);[.D1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]-[.E17]-[.F17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office:value-type="float" office:value="21000" calcext:value-type="float">
            <text:p>21000</text:p>
          </table:table-cell>
          <table:table-cell table:formula="of:=IF([.C18]=&quot;luz&quot;;[.D18]*5%;0)" office:value-type="currency" office:currency="ARS" office:value="0" calcext:value-type="currency">
            <text:p>$0,00</text:p>
          </table:table-cell>
          <table:table-cell table:formula="of:=IF(AND([.A18]=&quot;enero&quot;;[.C18]=&quot;agua&quot;);[.D1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]-[.E18]-[.F18]" office:value-type="currency" office:currency="ARS" office:value="21000" calcext:value-type="currency">
            <text:p>$21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office:value-type="float" office:value="12000" calcext:value-type="float">
            <text:p>12000</text:p>
          </table:table-cell>
          <table:table-cell table:formula="of:=IF([.C19]=&quot;luz&quot;;[.D19]*5%;0)" office:value-type="currency" office:currency="ARS" office:value="0" calcext:value-type="currency">
            <text:p>$0,00</text:p>
          </table:table-cell>
          <table:table-cell table:formula="of:=IF(AND([.A19]=&quot;enero&quot;;[.C19]=&quot;agua&quot;);[.D1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]-[.E19]-[.F19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office:value-type="float" office:value="15000" calcext:value-type="float">
            <text:p>15000</text:p>
          </table:table-cell>
          <table:table-cell table:formula="of:=IF([.C20]=&quot;luz&quot;;[.D20]*5%;0)" office:value-type="currency" office:currency="ARS" office:value="0" calcext:value-type="currency">
            <text:p>$0,00</text:p>
          </table:table-cell>
          <table:table-cell table:formula="of:=IF(AND([.A20]=&quot;enero&quot;;[.C20]=&quot;agua&quot;);[.D2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]-[.E20]-[.F20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office:value-type="float" office:value="13500" calcext:value-type="float">
            <text:p>13500</text:p>
          </table:table-cell>
          <table:table-cell table:formula="of:=IF([.C21]=&quot;luz&quot;;[.D21]*5%;0)" office:value-type="currency" office:currency="ARS" office:value="0" calcext:value-type="currency">
            <text:p>$0,00</text:p>
          </table:table-cell>
          <table:table-cell table:formula="of:=IF(AND([.A21]=&quot;enero&quot;;[.C21]=&quot;agua&quot;);[.D2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]-[.E21]-[.F21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office:value-type="float" office:value="10500" calcext:value-type="float">
            <text:p>10500</text:p>
          </table:table-cell>
          <table:table-cell table:formula="of:=IF([.C22]=&quot;luz&quot;;[.D22]*5%;0)" office:value-type="currency" office:currency="ARS" office:value="0" calcext:value-type="currency">
            <text:p>$0,00</text:p>
          </table:table-cell>
          <table:table-cell table:formula="of:=IF(AND([.A22]=&quot;enero&quot;;[.C22]=&quot;agua&quot;);[.D2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]-[.E22]-[.F22]" office:value-type="currency" office:currency="ARS" office:value="10500" calcext:value-type="currency">
            <text:p>$10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office:value-type="float" office:value="11500" calcext:value-type="float">
            <text:p>11500</text:p>
          </table:table-cell>
          <table:table-cell table:formula="of:=IF([.C23]=&quot;luz&quot;;[.D23]*5%;0)" office:value-type="currency" office:currency="ARS" office:value="0" calcext:value-type="currency">
            <text:p>$0,00</text:p>
          </table:table-cell>
          <table:table-cell table:formula="of:=IF(AND([.A23]=&quot;enero&quot;;[.C23]=&quot;agua&quot;);[.D2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]-[.E23]-[.F23]" office:value-type="currency" office:currency="ARS" office:value="11500" calcext:value-type="currency">
            <text:p>$11.5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office:value-type="float" office:value="42000" calcext:value-type="float">
            <text:p>42000</text:p>
          </table:table-cell>
          <table:table-cell table:formula="of:=IF([.C24]=&quot;luz&quot;;[.D24]*5%;0)" office:value-type="currency" office:currency="ARS" office:value="2100" calcext:value-type="currency">
            <text:p>$2.100,00</text:p>
          </table:table-cell>
          <table:table-cell table:formula="of:=IF(AND([.A24]=&quot;enero&quot;;[.C24]=&quot;agua&quot;);[.D2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4]-[.E24]-[.F24]" office:value-type="currency" office:currency="ARS" office:value="39900" calcext:value-type="currency">
            <text:p>$39.9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office:value-type="float" office:value="46000" calcext:value-type="float">
            <text:p>46000</text:p>
          </table:table-cell>
          <table:table-cell table:formula="of:=IF([.C25]=&quot;luz&quot;;[.D25]*5%;0)" office:value-type="currency" office:currency="ARS" office:value="2300" calcext:value-type="currency">
            <text:p>$2.300,00</text:p>
          </table:table-cell>
          <table:table-cell table:formula="of:=IF(AND([.A25]=&quot;enero&quot;;[.C25]=&quot;agua&quot;);[.D2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5]-[.E25]-[.F25]" office:value-type="currency" office:currency="ARS" office:value="43700" calcext:value-type="currency">
            <text:p>$43.7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office:value-type="float" office:value="38900" calcext:value-type="float">
            <text:p>38900</text:p>
          </table:table-cell>
          <table:table-cell table:formula="of:=IF([.C26]=&quot;luz&quot;;[.D26]*5%;0)" office:value-type="currency" office:currency="ARS" office:value="1945" calcext:value-type="currency">
            <text:p>$1.945,00</text:p>
          </table:table-cell>
          <table:table-cell table:formula="of:=IF(AND([.A26]=&quot;enero&quot;;[.C26]=&quot;agua&quot;);[.D2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6]-[.E26]-[.F26]" office:value-type="currency" office:currency="ARS" office:value="36955" calcext:value-type="currency">
            <text:p>$36.955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office:value-type="float" office:value="45000" calcext:value-type="float">
            <text:p>45000</text:p>
          </table:table-cell>
          <table:table-cell table:formula="of:=IF([.C27]=&quot;luz&quot;;[.D27]*5%;0)" office:value-type="currency" office:currency="ARS" office:value="2250" calcext:value-type="currency">
            <text:p>$2.250,00</text:p>
          </table:table-cell>
          <table:table-cell table:formula="of:=IF(AND([.A27]=&quot;enero&quot;;[.C27]=&quot;agua&quot;);[.D2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7]-[.E27]-[.F27]" office:value-type="currency" office:currency="ARS" office:value="42750" calcext:value-type="currency">
            <text:p>$42.75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office:value-type="float" office:value="18000" calcext:value-type="float">
            <text:p>18000</text:p>
          </table:table-cell>
          <table:table-cell table:formula="of:=IF([.C28]=&quot;luz&quot;;[.D28]*5%;0)" office:value-type="currency" office:currency="ARS" office:value="0" calcext:value-type="currency">
            <text:p>$0,00</text:p>
          </table:table-cell>
          <table:table-cell table:formula="of:=IF(AND([.A28]=&quot;enero&quot;;[.C28]=&quot;agua&quot;);[.D2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8]-[.E28]-[.F28]" office:value-type="currency" office:currency="ARS" office:value="18000" calcext:value-type="currency">
            <text:p>$18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office:value-type="float" office:value="21000" calcext:value-type="float">
            <text:p>21000</text:p>
          </table:table-cell>
          <table:table-cell table:formula="of:=IF([.C29]=&quot;luz&quot;;[.D29]*5%;0)" office:value-type="currency" office:currency="ARS" office:value="0" calcext:value-type="currency">
            <text:p>$0,00</text:p>
          </table:table-cell>
          <table:table-cell table:formula="of:=IF(AND([.A29]=&quot;enero&quot;;[.C29]=&quot;agua&quot;);[.D2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9]-[.E29]-[.F29]" office:value-type="currency" office:currency="ARS" office:value="21000" calcext:value-type="currency">
            <text:p>$21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office:value-type="float" office:value="26000" calcext:value-type="float">
            <text:p>26000</text:p>
          </table:table-cell>
          <table:table-cell table:formula="of:=IF([.C30]=&quot;luz&quot;;[.D30]*5%;0)" office:value-type="currency" office:currency="ARS" office:value="0" calcext:value-type="currency">
            <text:p>$0,00</text:p>
          </table:table-cell>
          <table:table-cell table:formula="of:=IF(AND([.A30]=&quot;enero&quot;;[.C30]=&quot;agua&quot;);[.D3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0]-[.E30]-[.F30]" office:value-type="currency" office:currency="ARS" office:value="26000" calcext:value-type="currency">
            <text:p>$26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office:value-type="float" office:value="25500" calcext:value-type="float">
            <text:p>25500</text:p>
          </table:table-cell>
          <table:table-cell table:formula="of:=IF([.C31]=&quot;luz&quot;;[.D31]*5%;0)" office:value-type="currency" office:currency="ARS" office:value="0" calcext:value-type="currency">
            <text:p>$0,00</text:p>
          </table:table-cell>
          <table:table-cell table:formula="of:=IF(AND([.A31]=&quot;enero&quot;;[.C31]=&quot;agua&quot;);[.D3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1]-[.E31]-[.F31]" office:value-type="currency" office:currency="ARS" office:value="25500" calcext:value-type="currency">
            <text:p>$25.5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office:value-type="float" office:value="25500" calcext:value-type="float">
            <text:p>25500</text:p>
          </table:table-cell>
          <table:table-cell table:formula="of:=IF([.C32]=&quot;luz&quot;;[.D32]*5%;0)" office:value-type="currency" office:currency="ARS" office:value="0" calcext:value-type="currency">
            <text:p>$0,00</text:p>
          </table:table-cell>
          <table:table-cell table:formula="of:=IF(AND([.A32]=&quot;enero&quot;;[.C32]=&quot;agua&quot;);[.D3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2]-[.E32]-[.F32]" office:value-type="currency" office:currency="ARS" office:value="25500" calcext:value-type="currency">
            <text:p>$25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office:value-type="float" office:value="23000" calcext:value-type="float">
            <text:p>23000</text:p>
          </table:table-cell>
          <table:table-cell table:formula="of:=IF([.C33]=&quot;luz&quot;;[.D33]*5%;0)" office:value-type="currency" office:currency="ARS" office:value="0" calcext:value-type="currency">
            <text:p>$0,00</text:p>
          </table:table-cell>
          <table:table-cell table:formula="of:=IF(AND([.A33]=&quot;enero&quot;;[.C33]=&quot;agua&quot;);[.D3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3]-[.E33]-[.F33]" office:value-type="currency" office:currency="ARS" office:value="23000" calcext:value-type="currency">
            <text:p>$23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office:value-type="float" office:value="11000" calcext:value-type="float">
            <text:p>11000</text:p>
          </table:table-cell>
          <table:table-cell table:formula="of:=IF([.C34]=&quot;luz&quot;;[.D34]*5%;0)" office:value-type="currency" office:currency="ARS" office:value="0" calcext:value-type="currency">
            <text:p>$0,00</text:p>
          </table:table-cell>
          <table:table-cell table:formula="of:=IF(AND([.A34]=&quot;enero&quot;;[.C34]=&quot;agua&quot;);[.D3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4]-[.E34]-[.F34]" office:value-type="currency" office:currency="ARS" office:value="11000" calcext:value-type="currency">
            <text:p>$11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office:value-type="float" office:value="8700" calcext:value-type="float">
            <text:p>8700</text:p>
          </table:table-cell>
          <table:table-cell table:formula="of:=IF([.C35]=&quot;luz&quot;;[.D35]*5%;0)" office:value-type="currency" office:currency="ARS" office:value="0" calcext:value-type="currency">
            <text:p>$0,00</text:p>
          </table:table-cell>
          <table:table-cell table:formula="of:=IF(AND([.A35]=&quot;enero&quot;;[.C35]=&quot;agua&quot;);[.D3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5]-[.E35]-[.F35]" office:value-type="currency" office:currency="ARS" office:value="8700" calcext:value-type="currency">
            <text:p>$8.7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office:value-type="float" office:value="10000" calcext:value-type="float">
            <text:p>10000</text:p>
          </table:table-cell>
          <table:table-cell table:formula="of:=IF([.C36]=&quot;luz&quot;;[.D36]*5%;0)" office:value-type="currency" office:currency="ARS" office:value="0" calcext:value-type="currency">
            <text:p>$0,00</text:p>
          </table:table-cell>
          <table:table-cell table:formula="of:=IF(AND([.A36]=&quot;enero&quot;;[.C36]=&quot;agua&quot;);[.D3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6]-[.E36]-[.F36]" office:value-type="currency" office:currency="ARS" office:value="10000" calcext:value-type="currency">
            <text:p>$10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office:value-type="float" office:value="62000" calcext:value-type="float">
            <text:p>62000</text:p>
          </table:table-cell>
          <table:table-cell table:formula="of:=IF([.C37]=&quot;luz&quot;;[.D37]*5%;0)" office:value-type="currency" office:currency="ARS" office:value="0" calcext:value-type="currency">
            <text:p>$0,00</text:p>
          </table:table-cell>
          <table:table-cell table:formula="of:=IF(AND([.A37]=&quot;enero&quot;;[.C37]=&quot;agua&quot;);[.D3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7]-[.E37]-[.F37]" office:value-type="currency" office:currency="ARS" office:value="62000" calcext:value-type="currency">
            <text:p>$62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office:value-type="float" office:value="60000" calcext:value-type="float">
            <text:p>60000</text:p>
          </table:table-cell>
          <table:table-cell table:formula="of:=IF([.C38]=&quot;luz&quot;;[.D38]*5%;0)" office:value-type="currency" office:currency="ARS" office:value="0" calcext:value-type="currency">
            <text:p>$0,00</text:p>
          </table:table-cell>
          <table:table-cell table:formula="of:=IF(AND([.A38]=&quot;enero&quot;;[.C38]=&quot;agua&quot;);[.D3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8]-[.E38]-[.F38]" office:value-type="currency" office:currency="ARS" office:value="60000" calcext:value-type="currency">
            <text:p>$60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office:value-type="float" office:value="57000" calcext:value-type="float">
            <text:p>57000</text:p>
          </table:table-cell>
          <table:table-cell table:formula="of:=IF([.C39]=&quot;luz&quot;;[.D39]*5%;0)" office:value-type="currency" office:currency="ARS" office:value="0" calcext:value-type="currency">
            <text:p>$0,00</text:p>
          </table:table-cell>
          <table:table-cell table:formula="of:=IF(AND([.A39]=&quot;enero&quot;;[.C39]=&quot;agua&quot;);[.D3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39]-[.E39]-[.F39]" office:value-type="currency" office:currency="ARS" office:value="57000" calcext:value-type="currency">
            <text:p>$57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office:value-type="float" office:value="8000" calcext:value-type="float">
            <text:p>8000</text:p>
          </table:table-cell>
          <table:table-cell table:formula="of:=IF([.C40]=&quot;luz&quot;;[.D40]*5%;0)" office:value-type="currency" office:currency="ARS" office:value="0" calcext:value-type="currency">
            <text:p>$0,00</text:p>
          </table:table-cell>
          <table:table-cell table:formula="of:=IF(AND([.A40]=&quot;enero&quot;;[.C40]=&quot;agua&quot;);[.D4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0]-[.E40]-[.F40]" office:value-type="currency" office:currency="ARS" office:value="8000" calcext:value-type="currency">
            <text:p>$8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office:value-type="float" office:value="9500" calcext:value-type="float">
            <text:p>9500</text:p>
          </table:table-cell>
          <table:table-cell table:formula="of:=IF([.C41]=&quot;luz&quot;;[.D41]*5%;0)" office:value-type="currency" office:currency="ARS" office:value="0" calcext:value-type="currency">
            <text:p>$0,00</text:p>
          </table:table-cell>
          <table:table-cell table:formula="of:=IF(AND([.A41]=&quot;enero&quot;;[.C41]=&quot;agua&quot;);[.D4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1]-[.E41]-[.F41]" office:value-type="currency" office:currency="ARS" office:value="9500" calcext:value-type="currency">
            <text:p>$9.5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office:value-type="float" office:value="9300" calcext:value-type="float">
            <text:p>9300</text:p>
          </table:table-cell>
          <table:table-cell table:formula="of:=IF([.C42]=&quot;luz&quot;;[.D42]*5%;0)" office:value-type="currency" office:currency="ARS" office:value="0" calcext:value-type="currency">
            <text:p>$0,00</text:p>
          </table:table-cell>
          <table:table-cell table:formula="of:=IF(AND([.A42]=&quot;enero&quot;;[.C42]=&quot;agua&quot;);[.D4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2]-[.E42]-[.F42]" office:value-type="currency" office:currency="ARS" office:value="9300" calcext:value-type="currency">
            <text:p>$9.3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office:value-type="float" office:value="15000" calcext:value-type="float">
            <text:p>15000</text:p>
          </table:table-cell>
          <table:table-cell table:formula="of:=IF([.C43]=&quot;luz&quot;;[.D43]*5%;0)" office:value-type="currency" office:currency="ARS" office:value="0" calcext:value-type="currency">
            <text:p>$0,00</text:p>
          </table:table-cell>
          <table:table-cell table:formula="of:=IF(AND([.A43]=&quot;enero&quot;;[.C43]=&quot;agua&quot;);[.D4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3]-[.E43]-[.F43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office:value-type="float" office:value="12000" calcext:value-type="float">
            <text:p>12000</text:p>
          </table:table-cell>
          <table:table-cell table:formula="of:=IF([.C44]=&quot;luz&quot;;[.D44]*5%;0)" office:value-type="currency" office:currency="ARS" office:value="0" calcext:value-type="currency">
            <text:p>$0,00</text:p>
          </table:table-cell>
          <table:table-cell table:formula="of:=IF(AND([.A44]=&quot;enero&quot;;[.C44]=&quot;agua&quot;);[.D4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4]-[.E44]-[.F44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office:value-type="float" office:value="13000" calcext:value-type="float">
            <text:p>13000</text:p>
          </table:table-cell>
          <table:table-cell table:formula="of:=IF([.C45]=&quot;luz&quot;;[.D45]*5%;0)" office:value-type="currency" office:currency="ARS" office:value="0" calcext:value-type="currency">
            <text:p>$0,00</text:p>
          </table:table-cell>
          <table:table-cell table:formula="of:=IF(AND([.A45]=&quot;enero&quot;;[.C45]=&quot;agua&quot;);[.D4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5]-[.E45]-[.F45]" office:value-type="currency" office:currency="ARS" office:value="13000" calcext:value-type="currency">
            <text:p>$13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office:value-type="float" office:value="47000" calcext:value-type="float">
            <text:p>47000</text:p>
          </table:table-cell>
          <table:table-cell table:formula="of:=IF([.C46]=&quot;luz&quot;;[.D46]*5%;0)" office:value-type="currency" office:currency="ARS" office:value="0" calcext:value-type="currency">
            <text:p>$0,00</text:p>
          </table:table-cell>
          <table:table-cell table:formula="of:=IF(AND([.A46]=&quot;enero&quot;;[.C46]=&quot;agua&quot;);[.D4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6]-[.E46]-[.F46]" office:value-type="currency" office:currency="ARS" office:value="47000" calcext:value-type="currency">
            <text:p>$47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office:value-type="float" office:value="52000" calcext:value-type="float">
            <text:p>52000</text:p>
          </table:table-cell>
          <table:table-cell table:formula="of:=IF([.C47]=&quot;luz&quot;;[.D47]*5%;0)" office:value-type="currency" office:currency="ARS" office:value="0" calcext:value-type="currency">
            <text:p>$0,00</text:p>
          </table:table-cell>
          <table:table-cell table:formula="of:=IF(AND([.A47]=&quot;enero&quot;;[.C47]=&quot;agua&quot;);[.D4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7]-[.E47]-[.F47]" office:value-type="currency" office:currency="ARS" office:value="52000" calcext:value-type="currency">
            <text:p>$52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office:value-type="float" office:value="15500" calcext:value-type="float">
            <text:p>15500</text:p>
          </table:table-cell>
          <table:table-cell table:formula="of:=IF([.C48]=&quot;luz&quot;;[.D48]*5%;0)" office:value-type="currency" office:currency="ARS" office:value="0" calcext:value-type="currency">
            <text:p>$0,00</text:p>
          </table:table-cell>
          <table:table-cell table:formula="of:=IF(AND([.A48]=&quot;enero&quot;;[.C48]=&quot;agua&quot;);[.D4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8]-[.E48]-[.F48]" office:value-type="currency" office:currency="ARS" office:value="15500" calcext:value-type="currency">
            <text:p>$15.5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office:value-type="float" office:value="13500" calcext:value-type="float">
            <text:p>13500</text:p>
          </table:table-cell>
          <table:table-cell table:formula="of:=IF([.C49]=&quot;luz&quot;;[.D49]*5%;0)" office:value-type="currency" office:currency="ARS" office:value="0" calcext:value-type="currency">
            <text:p>$0,00</text:p>
          </table:table-cell>
          <table:table-cell table:formula="of:=IF(AND([.A49]=&quot;enero&quot;;[.C49]=&quot;agua&quot;);[.D4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49]-[.E49]-[.F49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office:value-type="float" office:value="16000" calcext:value-type="float">
            <text:p>16000</text:p>
          </table:table-cell>
          <table:table-cell table:formula="of:=IF([.C50]=&quot;luz&quot;;[.D50]*5%;0)" office:value-type="currency" office:currency="ARS" office:value="0" calcext:value-type="currency">
            <text:p>$0,00</text:p>
          </table:table-cell>
          <table:table-cell table:formula="of:=IF(AND([.A50]=&quot;enero&quot;;[.C50]=&quot;agua&quot;);[.D5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0]-[.E50]-[.F50]" office:value-type="currency" office:currency="ARS" office:value="16000" calcext:value-type="currency">
            <text:p>$16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office:value-type="float" office:value="15000" calcext:value-type="float">
            <text:p>15000</text:p>
          </table:table-cell>
          <table:table-cell table:formula="of:=IF([.C51]=&quot;luz&quot;;[.D51]*5%;0)" office:value-type="currency" office:currency="ARS" office:value="0" calcext:value-type="currency">
            <text:p>$0,00</text:p>
          </table:table-cell>
          <table:table-cell table:formula="of:=IF(AND([.A51]=&quot;enero&quot;;[.C51]=&quot;agua&quot;);[.D5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1]-[.E51]-[.F51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office:value-type="float" office:value="13500" calcext:value-type="float">
            <text:p>13500</text:p>
          </table:table-cell>
          <table:table-cell table:formula="of:=IF([.C52]=&quot;luz&quot;;[.D52]*5%;0)" office:value-type="currency" office:currency="ARS" office:value="0" calcext:value-type="currency">
            <text:p>$0,00</text:p>
          </table:table-cell>
          <table:table-cell table:formula="of:=IF(AND([.A52]=&quot;enero&quot;;[.C52]=&quot;agua&quot;);[.D5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2]-[.E52]-[.F52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office:value-type="float" office:value="190000" calcext:value-type="float">
            <text:p>190000</text:p>
          </table:table-cell>
          <table:table-cell table:formula="of:=IF([.C53]=&quot;luz&quot;;[.D53]*5%;0)" office:value-type="currency" office:currency="ARS" office:value="0" calcext:value-type="currency">
            <text:p>$0,00</text:p>
          </table:table-cell>
          <table:table-cell table:formula="of:=IF(AND([.A53]=&quot;enero&quot;;[.C53]=&quot;agua&quot;);[.D5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3]-[.E53]-[.F53]" office:value-type="currency" office:currency="ARS" office:value="190000" calcext:value-type="currency">
            <text:p>$190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office:value-type="float" office:value="205000" calcext:value-type="float">
            <text:p>205000</text:p>
          </table:table-cell>
          <table:table-cell table:formula="of:=IF([.C54]=&quot;luz&quot;;[.D54]*5%;0)" office:value-type="currency" office:currency="ARS" office:value="0" calcext:value-type="currency">
            <text:p>$0,00</text:p>
          </table:table-cell>
          <table:table-cell table:formula="of:=IF(AND([.A54]=&quot;enero&quot;;[.C54]=&quot;agua&quot;);[.D5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4]-[.E54]-[.F54]" office:value-type="currency" office:currency="ARS" office:value="205000" calcext:value-type="currency">
            <text:p>$205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office:value-type="float" office:value="21000" calcext:value-type="float">
            <text:p>21000</text:p>
          </table:table-cell>
          <table:table-cell table:formula="of:=IF([.C55]=&quot;luz&quot;;[.D55]*5%;0)" office:value-type="currency" office:currency="ARS" office:value="0" calcext:value-type="currency">
            <text:p>$0,00</text:p>
          </table:table-cell>
          <table:table-cell table:formula="of:=IF(AND([.A55]=&quot;enero&quot;;[.C55]=&quot;agua&quot;);[.D5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5]-[.E55]-[.F55]" office:value-type="currency" office:currency="ARS" office:value="21000" calcext:value-type="currency">
            <text:p>$21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office:value-type="float" office:value="22500" calcext:value-type="float">
            <text:p>22500</text:p>
          </table:table-cell>
          <table:table-cell table:formula="of:=IF([.C56]=&quot;luz&quot;;[.D56]*5%;0)" office:value-type="currency" office:currency="ARS" office:value="0" calcext:value-type="currency">
            <text:p>$0,00</text:p>
          </table:table-cell>
          <table:table-cell table:formula="of:=IF(AND([.A56]=&quot;enero&quot;;[.C56]=&quot;agua&quot;);[.D5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6]-[.E56]-[.F56]" office:value-type="currency" office:currency="ARS" office:value="22500" calcext:value-type="currency">
            <text:p>$22.5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office:value-type="float" office:value="33000" calcext:value-type="float">
            <text:p>33000</text:p>
          </table:table-cell>
          <table:table-cell table:formula="of:=IF([.C57]=&quot;luz&quot;;[.D57]*5%;0)" office:value-type="currency" office:currency="ARS" office:value="0" calcext:value-type="currency">
            <text:p>$0,00</text:p>
          </table:table-cell>
          <table:table-cell table:formula="of:=IF(AND([.A57]=&quot;enero&quot;;[.C57]=&quot;agua&quot;);[.D5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7]-[.E57]-[.F57]" office:value-type="currency" office:currency="ARS" office:value="33000" calcext:value-type="currency">
            <text:p>$33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office:value-type="float" office:value="33000" calcext:value-type="float">
            <text:p>33000</text:p>
          </table:table-cell>
          <table:table-cell table:formula="of:=IF([.C58]=&quot;luz&quot;;[.D58]*5%;0)" office:value-type="currency" office:currency="ARS" office:value="0" calcext:value-type="currency">
            <text:p>$0,00</text:p>
          </table:table-cell>
          <table:table-cell table:formula="of:=IF(AND([.A58]=&quot;enero&quot;;[.C58]=&quot;agua&quot;);[.D5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8]-[.E58]-[.F58]" office:value-type="currency" office:currency="ARS" office:value="33000" calcext:value-type="currency">
            <text:p>$33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office:value-type="float" office:value="11500" calcext:value-type="float">
            <text:p>11500</text:p>
          </table:table-cell>
          <table:table-cell table:formula="of:=IF([.C59]=&quot;luz&quot;;[.D59]*5%;0)" office:value-type="currency" office:currency="ARS" office:value="0" calcext:value-type="currency">
            <text:p>$0,00</text:p>
          </table:table-cell>
          <table:table-cell table:formula="of:=IF(AND([.A59]=&quot;enero&quot;;[.C59]=&quot;agua&quot;);[.D5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59]-[.E59]-[.F59]" office:value-type="currency" office:currency="ARS" office:value="11500" calcext:value-type="currency">
            <text:p>$11.5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office:value-type="float" office:value="11500" calcext:value-type="float">
            <text:p>11500</text:p>
          </table:table-cell>
          <table:table-cell table:formula="of:=IF([.C60]=&quot;luz&quot;;[.D60]*5%;0)" office:value-type="currency" office:currency="ARS" office:value="0" calcext:value-type="currency">
            <text:p>$0,00</text:p>
          </table:table-cell>
          <table:table-cell table:formula="of:=IF(AND([.A60]=&quot;enero&quot;;[.C60]=&quot;agua&quot;);[.D6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0]-[.E60]-[.F60]" office:value-type="currency" office:currency="ARS" office:value="11500" calcext:value-type="currency">
            <text:p>$11.5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office:value-type="float" office:value="26000" calcext:value-type="float">
            <text:p>26000</text:p>
          </table:table-cell>
          <table:table-cell table:formula="of:=IF([.C61]=&quot;luz&quot;;[.D61]*5%;0)" office:value-type="currency" office:currency="ARS" office:value="0" calcext:value-type="currency">
            <text:p>$0,00</text:p>
          </table:table-cell>
          <table:table-cell table:formula="of:=IF(AND([.A61]=&quot;enero&quot;;[.C61]=&quot;agua&quot;);[.D6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1]-[.E61]-[.F61]" office:value-type="currency" office:currency="ARS" office:value="26000" calcext:value-type="currency">
            <text:p>$26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office:value-type="float" office:value="27000" calcext:value-type="float">
            <text:p>27000</text:p>
          </table:table-cell>
          <table:table-cell table:formula="of:=IF([.C62]=&quot;luz&quot;;[.D62]*5%;0)" office:value-type="currency" office:currency="ARS" office:value="0" calcext:value-type="currency">
            <text:p>$0,00</text:p>
          </table:table-cell>
          <table:table-cell table:formula="of:=IF(AND([.A62]=&quot;enero&quot;;[.C62]=&quot;agua&quot;);[.D6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2]-[.E62]-[.F62]" office:value-type="currency" office:currency="ARS" office:value="27000" calcext:value-type="currency">
            <text:p>$27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office:value-type="float" office:value="19500" calcext:value-type="float">
            <text:p>19500</text:p>
          </table:table-cell>
          <table:table-cell table:formula="of:=IF([.C63]=&quot;luz&quot;;[.D63]*5%;0)" office:value-type="currency" office:currency="ARS" office:value="0" calcext:value-type="currency">
            <text:p>$0,00</text:p>
          </table:table-cell>
          <table:table-cell table:formula="of:=IF(AND([.A63]=&quot;enero&quot;;[.C63]=&quot;agua&quot;);[.D6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3]-[.E63]-[.F63]" office:value-type="currency" office:currency="ARS" office:value="19500" calcext:value-type="currency">
            <text:p>$19.5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office:value-type="float" office:value="15000" calcext:value-type="float">
            <text:p>15000</text:p>
          </table:table-cell>
          <table:table-cell table:formula="of:=IF([.C64]=&quot;luz&quot;;[.D64]*5%;0)" office:value-type="currency" office:currency="ARS" office:value="0" calcext:value-type="currency">
            <text:p>$0,00</text:p>
          </table:table-cell>
          <table:table-cell table:formula="of:=IF(AND([.A64]=&quot;enero&quot;;[.C64]=&quot;agua&quot;);[.D6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4]-[.E64]-[.F64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office:value-type="float" office:value="13000" calcext:value-type="float">
            <text:p>13000</text:p>
          </table:table-cell>
          <table:table-cell table:formula="of:=IF([.C65]=&quot;luz&quot;;[.D65]*5%;0)" office:value-type="currency" office:currency="ARS" office:value="0" calcext:value-type="currency">
            <text:p>$0,00</text:p>
          </table:table-cell>
          <table:table-cell table:formula="of:=IF(AND([.A65]=&quot;enero&quot;;[.C65]=&quot;agua&quot;);[.D6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5]-[.E65]-[.F65]" office:value-type="currency" office:currency="ARS" office:value="13000" calcext:value-type="currency">
            <text:p>$13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office:value-type="float" office:value="9800" calcext:value-type="float">
            <text:p>9800</text:p>
          </table:table-cell>
          <table:table-cell table:formula="of:=IF([.C66]=&quot;luz&quot;;[.D66]*5%;0)" office:value-type="currency" office:currency="ARS" office:value="0" calcext:value-type="currency">
            <text:p>$0,00</text:p>
          </table:table-cell>
          <table:table-cell table:formula="of:=IF(AND([.A66]=&quot;enero&quot;;[.C66]=&quot;agua&quot;);[.D6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6]-[.E66]-[.F66]" office:value-type="currency" office:currency="ARS" office:value="9800" calcext:value-type="currency">
            <text:p>$9.8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office:value-type="float" office:value="11000" calcext:value-type="float">
            <text:p>11000</text:p>
          </table:table-cell>
          <table:table-cell table:formula="of:=IF([.C67]=&quot;luz&quot;;[.D67]*5%;0)" office:value-type="currency" office:currency="ARS" office:value="0" calcext:value-type="currency">
            <text:p>$0,00</text:p>
          </table:table-cell>
          <table:table-cell table:formula="of:=IF(AND([.A67]=&quot;enero&quot;;[.C67]=&quot;agua&quot;);[.D6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7]-[.E67]-[.F67]" office:value-type="currency" office:currency="ARS" office:value="11000" calcext:value-type="currency">
            <text:p>$11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41000" calcext:value-type="float">
            <text:p>41000</text:p>
          </table:table-cell>
          <table:table-cell table:formula="of:=IF([.C68]=&quot;luz&quot;;[.D68]*5%;0)" office:value-type="currency" office:currency="ARS" office:value="2050" calcext:value-type="currency">
            <text:p>$2.050,00</text:p>
          </table:table-cell>
          <table:table-cell table:formula="of:=IF(AND([.A68]=&quot;enero&quot;;[.C68]=&quot;agua&quot;);[.D6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8]-[.E68]-[.F68]" office:value-type="currency" office:currency="ARS" office:value="38950" calcext:value-type="currency">
            <text:p>$38.95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36500" calcext:value-type="float">
            <text:p>36500</text:p>
          </table:table-cell>
          <table:table-cell table:formula="of:=IF([.C69]=&quot;luz&quot;;[.D69]*5%;0)" office:value-type="currency" office:currency="ARS" office:value="1825" calcext:value-type="currency">
            <text:p>$1.825,00</text:p>
          </table:table-cell>
          <table:table-cell table:formula="of:=IF(AND([.A69]=&quot;enero&quot;;[.C69]=&quot;agua&quot;);[.D6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69]-[.E69]-[.F69]" office:value-type="currency" office:currency="ARS" office:value="34675" calcext:value-type="currency">
            <text:p>$34.675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40200" calcext:value-type="float">
            <text:p>40200</text:p>
          </table:table-cell>
          <table:table-cell table:formula="of:=IF([.C70]=&quot;luz&quot;;[.D70]*5%;0)" office:value-type="currency" office:currency="ARS" office:value="2010" calcext:value-type="currency">
            <text:p>$2.010,00</text:p>
          </table:table-cell>
          <table:table-cell table:formula="of:=IF(AND([.A70]=&quot;enero&quot;;[.C70]=&quot;agua&quot;);[.D7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0]-[.E70]-[.F70]" office:value-type="currency" office:currency="ARS" office:value="38190" calcext:value-type="currency">
            <text:p>$38.19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46000" calcext:value-type="float">
            <text:p>46000</text:p>
          </table:table-cell>
          <table:table-cell table:formula="of:=IF([.C71]=&quot;luz&quot;;[.D71]*5%;0)" office:value-type="currency" office:currency="ARS" office:value="2300" calcext:value-type="currency">
            <text:p>$2.300,00</text:p>
          </table:table-cell>
          <table:table-cell table:formula="of:=IF(AND([.A71]=&quot;enero&quot;;[.C71]=&quot;agua&quot;);[.D7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1]-[.E71]-[.F71]" office:value-type="currency" office:currency="ARS" office:value="43700" calcext:value-type="currency">
            <text:p>$43.7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43000" calcext:value-type="float">
            <text:p>43000</text:p>
          </table:table-cell>
          <table:table-cell table:formula="of:=IF([.C72]=&quot;luz&quot;;[.D72]*5%;0)" office:value-type="currency" office:currency="ARS" office:value="2150" calcext:value-type="currency">
            <text:p>$2.150,00</text:p>
          </table:table-cell>
          <table:table-cell table:formula="of:=IF(AND([.A72]=&quot;enero&quot;;[.C72]=&quot;agua&quot;);[.D7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2]-[.E72]-[.F72]" office:value-type="currency" office:currency="ARS" office:value="40850" calcext:value-type="currency">
            <text:p>$40.85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office:value-type="float" office:value="44000" calcext:value-type="float">
            <text:p>44000</text:p>
          </table:table-cell>
          <table:table-cell table:formula="of:=IF([.C73]=&quot;luz&quot;;[.D73]*5%;0)" office:value-type="currency" office:currency="ARS" office:value="2200" calcext:value-type="currency">
            <text:p>$2.200,00</text:p>
          </table:table-cell>
          <table:table-cell table:formula="of:=IF(AND([.A73]=&quot;enero&quot;;[.C73]=&quot;agua&quot;);[.D7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3]-[.E73]-[.F73]" office:value-type="currency" office:currency="ARS" office:value="41800" calcext:value-type="currency">
            <text:p>$4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office:value-type="float" office:value="30000" calcext:value-type="float">
            <text:p>30000</text:p>
          </table:table-cell>
          <table:table-cell table:formula="of:=IF([.C74]=&quot;luz&quot;;[.D74]*5%;0)" office:value-type="currency" office:currency="ARS" office:value="0" calcext:value-type="currency">
            <text:p>$0,00</text:p>
          </table:table-cell>
          <table:table-cell table:formula="of:=IF(AND([.A74]=&quot;enero&quot;;[.C74]=&quot;agua&quot;);[.D7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4]-[.E74]-[.F74]" office:value-type="currency" office:currency="ARS" office:value="30000" calcext:value-type="currency">
            <text:p>$30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office:value-type="float" office:value="16000" calcext:value-type="float">
            <text:p>16000</text:p>
          </table:table-cell>
          <table:table-cell table:formula="of:=IF([.C75]=&quot;luz&quot;;[.D75]*5%;0)" office:value-type="currency" office:currency="ARS" office:value="0" calcext:value-type="currency">
            <text:p>$0,00</text:p>
          </table:table-cell>
          <table:table-cell table:formula="of:=IF(AND([.A75]=&quot;enero&quot;;[.C75]=&quot;agua&quot;);[.D7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5]-[.E75]-[.F75]" office:value-type="currency" office:currency="ARS" office:value="16000" calcext:value-type="currency">
            <text:p>$16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office:value-type="float" office:value="25000" calcext:value-type="float">
            <text:p>25000</text:p>
          </table:table-cell>
          <table:table-cell table:formula="of:=IF([.C76]=&quot;luz&quot;;[.D76]*5%;0)" office:value-type="currency" office:currency="ARS" office:value="0" calcext:value-type="currency">
            <text:p>$0,00</text:p>
          </table:table-cell>
          <table:table-cell table:formula="of:=IF(AND([.A76]=&quot;enero&quot;;[.C76]=&quot;agua&quot;);[.D7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6]-[.E76]-[.F76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office:value-type="float" office:value="30000" calcext:value-type="float">
            <text:p>30000</text:p>
          </table:table-cell>
          <table:table-cell table:formula="of:=IF([.C77]=&quot;luz&quot;;[.D77]*5%;0)" office:value-type="currency" office:currency="ARS" office:value="0" calcext:value-type="currency">
            <text:p>$0,00</text:p>
          </table:table-cell>
          <table:table-cell table:formula="of:=IF(AND([.A77]=&quot;enero&quot;;[.C77]=&quot;agua&quot;);[.D7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7]-[.E77]-[.F77]" office:value-type="currency" office:currency="ARS" office:value="30000" calcext:value-type="currency">
            <text:p>$30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office:value-type="float" office:value="23000" calcext:value-type="float">
            <text:p>23000</text:p>
          </table:table-cell>
          <table:table-cell table:formula="of:=IF([.C78]=&quot;luz&quot;;[.D78]*5%;0)" office:value-type="currency" office:currency="ARS" office:value="0" calcext:value-type="currency">
            <text:p>$0,00</text:p>
          </table:table-cell>
          <table:table-cell table:formula="of:=IF(AND([.A78]=&quot;enero&quot;;[.C78]=&quot;agua&quot;);[.D7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8]-[.E78]-[.F78]" office:value-type="currency" office:currency="ARS" office:value="23000" calcext:value-type="currency">
            <text:p>$23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office:value-type="float" office:value="28000" calcext:value-type="float">
            <text:p>28000</text:p>
          </table:table-cell>
          <table:table-cell table:formula="of:=IF([.C79]=&quot;luz&quot;;[.D79]*5%;0)" office:value-type="currency" office:currency="ARS" office:value="0" calcext:value-type="currency">
            <text:p>$0,00</text:p>
          </table:table-cell>
          <table:table-cell table:formula="of:=IF(AND([.A79]=&quot;enero&quot;;[.C79]=&quot;agua&quot;);[.D7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79]-[.E79]-[.F79]" office:value-type="currency" office:currency="ARS" office:value="28000" calcext:value-type="currency">
            <text:p>$28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office:value-type="float" office:value="22000" calcext:value-type="float">
            <text:p>22000</text:p>
          </table:table-cell>
          <table:table-cell table:formula="of:=IF([.C80]=&quot;luz&quot;;[.D80]*5%;0)" office:value-type="currency" office:currency="ARS" office:value="0" calcext:value-type="currency">
            <text:p>$0,00</text:p>
          </table:table-cell>
          <table:table-cell table:formula="of:=IF(AND([.A80]=&quot;enero&quot;;[.C80]=&quot;agua&quot;);[.D8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0]-[.E80]-[.F80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office:value-type="float" office:value="25000" calcext:value-type="float">
            <text:p>25000</text:p>
          </table:table-cell>
          <table:table-cell table:formula="of:=IF([.C81]=&quot;luz&quot;;[.D81]*5%;0)" office:value-type="currency" office:currency="ARS" office:value="0" calcext:value-type="currency">
            <text:p>$0,00</text:p>
          </table:table-cell>
          <table:table-cell table:formula="of:=IF(AND([.A81]=&quot;enero&quot;;[.C81]=&quot;agua&quot;);[.D8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1]-[.E81]-[.F81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office:value-type="float" office:value="24000" calcext:value-type="float">
            <text:p>24000</text:p>
          </table:table-cell>
          <table:table-cell table:formula="of:=IF([.C82]=&quot;luz&quot;;[.D82]*5%;0)" office:value-type="currency" office:currency="ARS" office:value="0" calcext:value-type="currency">
            <text:p>$0,00</text:p>
          </table:table-cell>
          <table:table-cell table:formula="of:=IF(AND([.A82]=&quot;enero&quot;;[.C82]=&quot;agua&quot;);[.D8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2]-[.E82]-[.F82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office:value-type="float" office:value="9200" calcext:value-type="float">
            <text:p>9200</text:p>
          </table:table-cell>
          <table:table-cell table:formula="of:=IF([.C83]=&quot;luz&quot;;[.D83]*5%;0)" office:value-type="currency" office:currency="ARS" office:value="0" calcext:value-type="currency">
            <text:p>$0,00</text:p>
          </table:table-cell>
          <table:table-cell table:formula="of:=IF(AND([.A83]=&quot;enero&quot;;[.C83]=&quot;agua&quot;);[.D8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3]-[.E83]-[.F83]" office:value-type="currency" office:currency="ARS" office:value="9200" calcext:value-type="currency">
            <text:p>$9.2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office:value-type="float" office:value="9600" calcext:value-type="float">
            <text:p>9600</text:p>
          </table:table-cell>
          <table:table-cell table:formula="of:=IF([.C84]=&quot;luz&quot;;[.D84]*5%;0)" office:value-type="currency" office:currency="ARS" office:value="0" calcext:value-type="currency">
            <text:p>$0,00</text:p>
          </table:table-cell>
          <table:table-cell table:formula="of:=IF(AND([.A84]=&quot;enero&quot;;[.C84]=&quot;agua&quot;);[.D8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4]-[.E84]-[.F84]" office:value-type="currency" office:currency="ARS" office:value="9600" calcext:value-type="currency">
            <text:p>$9.6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office:value-type="float" office:value="65000" calcext:value-type="float">
            <text:p>65000</text:p>
          </table:table-cell>
          <table:table-cell table:formula="of:=IF([.C85]=&quot;luz&quot;;[.D85]*5%;0)" office:value-type="currency" office:currency="ARS" office:value="0" calcext:value-type="currency">
            <text:p>$0,00</text:p>
          </table:table-cell>
          <table:table-cell table:formula="of:=IF(AND([.A85]=&quot;enero&quot;;[.C85]=&quot;agua&quot;);[.D8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5]-[.E85]-[.F85]" office:value-type="currency" office:currency="ARS" office:value="65000" calcext:value-type="currency">
            <text:p>$65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office:value-type="float" office:value="55000" calcext:value-type="float">
            <text:p>55000</text:p>
          </table:table-cell>
          <table:table-cell table:formula="of:=IF([.C86]=&quot;luz&quot;;[.D86]*5%;0)" office:value-type="currency" office:currency="ARS" office:value="0" calcext:value-type="currency">
            <text:p>$0,00</text:p>
          </table:table-cell>
          <table:table-cell table:formula="of:=IF(AND([.A86]=&quot;enero&quot;;[.C86]=&quot;agua&quot;);[.D8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6]-[.E86]-[.F86]" office:value-type="currency" office:currency="ARS" office:value="55000" calcext:value-type="currency">
            <text:p>$55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office:value-type="float" office:value="8700" calcext:value-type="float">
            <text:p>8700</text:p>
          </table:table-cell>
          <table:table-cell table:formula="of:=IF([.C87]=&quot;luz&quot;;[.D87]*5%;0)" office:value-type="currency" office:currency="ARS" office:value="0" calcext:value-type="currency">
            <text:p>$0,00</text:p>
          </table:table-cell>
          <table:table-cell table:formula="of:=IF(AND([.A87]=&quot;enero&quot;;[.C87]=&quot;agua&quot;);[.D8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7]-[.E87]-[.F87]" office:value-type="currency" office:currency="ARS" office:value="8700" calcext:value-type="currency">
            <text:p>$8.7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office:value-type="float" office:value="9600" calcext:value-type="float">
            <text:p>9600</text:p>
          </table:table-cell>
          <table:table-cell table:formula="of:=IF([.C88]=&quot;luz&quot;;[.D88]*5%;0)" office:value-type="currency" office:currency="ARS" office:value="0" calcext:value-type="currency">
            <text:p>$0,00</text:p>
          </table:table-cell>
          <table:table-cell table:formula="of:=IF(AND([.A88]=&quot;enero&quot;;[.C88]=&quot;agua&quot;);[.D8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8]-[.E88]-[.F88]" office:value-type="currency" office:currency="ARS" office:value="9600" calcext:value-type="currency">
            <text:p>$9.6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office:value-type="float" office:value="13500" calcext:value-type="float">
            <text:p>13500</text:p>
          </table:table-cell>
          <table:table-cell table:formula="of:=IF([.C89]=&quot;luz&quot;;[.D89]*5%;0)" office:value-type="currency" office:currency="ARS" office:value="0" calcext:value-type="currency">
            <text:p>$0,00</text:p>
          </table:table-cell>
          <table:table-cell table:formula="of:=IF(AND([.A89]=&quot;enero&quot;;[.C89]=&quot;agua&quot;);[.D8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89]-[.E89]-[.F89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office:value-type="float" office:value="12500" calcext:value-type="float">
            <text:p>12500</text:p>
          </table:table-cell>
          <table:table-cell table:formula="of:=IF([.C90]=&quot;luz&quot;;[.D90]*5%;0)" office:value-type="currency" office:currency="ARS" office:value="0" calcext:value-type="currency">
            <text:p>$0,00</text:p>
          </table:table-cell>
          <table:table-cell table:formula="of:=IF(AND([.A90]=&quot;enero&quot;;[.C90]=&quot;agua&quot;);[.D9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0]-[.E90]-[.F90]" office:value-type="currency" office:currency="ARS" office:value="12500" calcext:value-type="currency">
            <text:p>$12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office:value-type="float" office:value="14500" calcext:value-type="float">
            <text:p>14500</text:p>
          </table:table-cell>
          <table:table-cell table:formula="of:=IF([.C91]=&quot;luz&quot;;[.D91]*5%;0)" office:value-type="currency" office:currency="ARS" office:value="0" calcext:value-type="currency">
            <text:p>$0,00</text:p>
          </table:table-cell>
          <table:table-cell table:formula="of:=IF(AND([.A91]=&quot;enero&quot;;[.C91]=&quot;agua&quot;);[.D9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1]-[.E91]-[.F91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office:value-type="float" office:value="40000" calcext:value-type="float">
            <text:p>40000</text:p>
          </table:table-cell>
          <table:table-cell table:formula="of:=IF([.C92]=&quot;luz&quot;;[.D92]*5%;0)" office:value-type="currency" office:currency="ARS" office:value="0" calcext:value-type="currency">
            <text:p>$0,00</text:p>
          </table:table-cell>
          <table:table-cell table:formula="of:=IF(AND([.A92]=&quot;enero&quot;;[.C92]=&quot;agua&quot;);[.D9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2]-[.E92]-[.F92]" office:value-type="currency" office:currency="ARS" office:value="40000" calcext:value-type="currency">
            <text:p>$40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office:value-type="float" office:value="52000" calcext:value-type="float">
            <text:p>52000</text:p>
          </table:table-cell>
          <table:table-cell table:formula="of:=IF([.C93]=&quot;luz&quot;;[.D93]*5%;0)" office:value-type="currency" office:currency="ARS" office:value="0" calcext:value-type="currency">
            <text:p>$0,00</text:p>
          </table:table-cell>
          <table:table-cell table:formula="of:=IF(AND([.A93]=&quot;enero&quot;;[.C93]=&quot;agua&quot;);[.D9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3]-[.E93]-[.F93]" office:value-type="currency" office:currency="ARS" office:value="52000" calcext:value-type="currency">
            <text:p>$52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office:value-type="float" office:value="48000" calcext:value-type="float">
            <text:p>48000</text:p>
          </table:table-cell>
          <table:table-cell table:formula="of:=IF([.C94]=&quot;luz&quot;;[.D94]*5%;0)" office:value-type="currency" office:currency="ARS" office:value="0" calcext:value-type="currency">
            <text:p>$0,00</text:p>
          </table:table-cell>
          <table:table-cell table:formula="of:=IF(AND([.A94]=&quot;enero&quot;;[.C94]=&quot;agua&quot;);[.D9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4]-[.E94]-[.F94]" office:value-type="currency" office:currency="ARS" office:value="48000" calcext:value-type="currency">
            <text:p>$48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office:value-type="float" office:value="13800" calcext:value-type="float">
            <text:p>13800</text:p>
          </table:table-cell>
          <table:table-cell table:formula="of:=IF([.C95]=&quot;luz&quot;;[.D95]*5%;0)" office:value-type="currency" office:currency="ARS" office:value="0" calcext:value-type="currency">
            <text:p>$0,00</text:p>
          </table:table-cell>
          <table:table-cell table:formula="of:=IF(AND([.A95]=&quot;enero&quot;;[.C95]=&quot;agua&quot;);[.D9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5]-[.E95]-[.F95]" office:value-type="currency" office:currency="ARS" office:value="13800" calcext:value-type="currency">
            <text:p>$13.8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office:value-type="float" office:value="15000" calcext:value-type="float">
            <text:p>15000</text:p>
          </table:table-cell>
          <table:table-cell table:formula="of:=IF([.C96]=&quot;luz&quot;;[.D96]*5%;0)" office:value-type="currency" office:currency="ARS" office:value="0" calcext:value-type="currency">
            <text:p>$0,00</text:p>
          </table:table-cell>
          <table:table-cell table:formula="of:=IF(AND([.A96]=&quot;enero&quot;;[.C96]=&quot;agua&quot;);[.D9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6]-[.E96]-[.F96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office:value-type="float" office:value="15800" calcext:value-type="float">
            <text:p>15800</text:p>
          </table:table-cell>
          <table:table-cell table:formula="of:=IF([.C97]=&quot;luz&quot;;[.D97]*5%;0)" office:value-type="currency" office:currency="ARS" office:value="0" calcext:value-type="currency">
            <text:p>$0,00</text:p>
          </table:table-cell>
          <table:table-cell table:formula="of:=IF(AND([.A97]=&quot;enero&quot;;[.C97]=&quot;agua&quot;);[.D9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7]-[.E97]-[.F97]" office:value-type="currency" office:currency="ARS" office:value="15800" calcext:value-type="currency">
            <text:p>$15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office:value-type="float" office:value="15000" calcext:value-type="float">
            <text:p>15000</text:p>
          </table:table-cell>
          <table:table-cell table:formula="of:=IF([.C98]=&quot;luz&quot;;[.D98]*5%;0)" office:value-type="currency" office:currency="ARS" office:value="0" calcext:value-type="currency">
            <text:p>$0,00</text:p>
          </table:table-cell>
          <table:table-cell table:formula="of:=IF(AND([.A98]=&quot;enero&quot;;[.C98]=&quot;agua&quot;);[.D9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8]-[.E98]-[.F98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office:value-type="float" office:value="14200" calcext:value-type="float">
            <text:p>14200</text:p>
          </table:table-cell>
          <table:table-cell table:formula="of:=IF([.C99]=&quot;luz&quot;;[.D99]*5%;0)" office:value-type="currency" office:currency="ARS" office:value="0" calcext:value-type="currency">
            <text:p>$0,00</text:p>
          </table:table-cell>
          <table:table-cell table:formula="of:=IF(AND([.A99]=&quot;enero&quot;;[.C99]=&quot;agua&quot;);[.D9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99]-[.E99]-[.F99]" office:value-type="currency" office:currency="ARS" office:value="14200" calcext:value-type="currency">
            <text:p>$14.2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office:value-type="float" office:value="185000" calcext:value-type="float">
            <text:p>185000</text:p>
          </table:table-cell>
          <table:table-cell table:formula="of:=IF([.C100]=&quot;luz&quot;;[.D100]*5%;0)" office:value-type="currency" office:currency="ARS" office:value="0" calcext:value-type="currency">
            <text:p>$0,00</text:p>
          </table:table-cell>
          <table:table-cell table:formula="of:=IF(AND([.A100]=&quot;enero&quot;;[.C100]=&quot;agua&quot;);[.D10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0]-[.E100]-[.F100]" office:value-type="currency" office:currency="ARS" office:value="185000" calcext:value-type="currency">
            <text:p>$185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office:value-type="float" office:value="195000" calcext:value-type="float">
            <text:p>195000</text:p>
          </table:table-cell>
          <table:table-cell table:formula="of:=IF([.C101]=&quot;luz&quot;;[.D101]*5%;0)" office:value-type="currency" office:currency="ARS" office:value="0" calcext:value-type="currency">
            <text:p>$0,00</text:p>
          </table:table-cell>
          <table:table-cell table:formula="of:=IF(AND([.A101]=&quot;enero&quot;;[.C101]=&quot;agua&quot;);[.D10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1]-[.E101]-[.F101]" office:value-type="currency" office:currency="ARS" office:value="195000" calcext:value-type="currency">
            <text:p>$195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office:value-type="float" office:value="210000" calcext:value-type="float">
            <text:p>210000</text:p>
          </table:table-cell>
          <table:table-cell table:formula="of:=IF([.C102]=&quot;luz&quot;;[.D102]*5%;0)" office:value-type="currency" office:currency="ARS" office:value="0" calcext:value-type="currency">
            <text:p>$0,00</text:p>
          </table:table-cell>
          <table:table-cell table:formula="of:=IF(AND([.A102]=&quot;enero&quot;;[.C102]=&quot;agua&quot;);[.D10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2]-[.E102]-[.F102]" office:value-type="currency" office:currency="ARS" office:value="210000" calcext:value-type="currency">
            <text:p>$210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office:value-type="float" office:value="180000" calcext:value-type="float">
            <text:p>180000</text:p>
          </table:table-cell>
          <table:table-cell table:formula="of:=IF([.C103]=&quot;luz&quot;;[.D103]*5%;0)" office:value-type="currency" office:currency="ARS" office:value="0" calcext:value-type="currency">
            <text:p>$0,00</text:p>
          </table:table-cell>
          <table:table-cell table:formula="of:=IF(AND([.A103]=&quot;enero&quot;;[.C103]=&quot;agua&quot;);[.D10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3]-[.E103]-[.F103]" office:value-type="currency" office:currency="ARS" office:value="180000" calcext:value-type="currency">
            <text:p>$180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office:value-type="float" office:value="22000" calcext:value-type="float">
            <text:p>22000</text:p>
          </table:table-cell>
          <table:table-cell table:formula="of:=IF([.C104]=&quot;luz&quot;;[.D104]*5%;0)" office:value-type="currency" office:currency="ARS" office:value="0" calcext:value-type="currency">
            <text:p>$0,00</text:p>
          </table:table-cell>
          <table:table-cell table:formula="of:=IF(AND([.A104]=&quot;enero&quot;;[.C104]=&quot;agua&quot;);[.D10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4]-[.E104]-[.F104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office:value-type="float" office:value="21500" calcext:value-type="float">
            <text:p>21500</text:p>
          </table:table-cell>
          <table:table-cell table:formula="of:=IF([.C105]=&quot;luz&quot;;[.D105]*5%;0)" office:value-type="currency" office:currency="ARS" office:value="0" calcext:value-type="currency">
            <text:p>$0,00</text:p>
          </table:table-cell>
          <table:table-cell table:formula="of:=IF(AND([.A105]=&quot;enero&quot;;[.C105]=&quot;agua&quot;);[.D10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5]-[.E105]-[.F105]" office:value-type="currency" office:currency="ARS" office:value="21500" calcext:value-type="currency">
            <text:p>$21.5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office:value-type="float" office:value="35000" calcext:value-type="float">
            <text:p>35000</text:p>
          </table:table-cell>
          <table:table-cell table:formula="of:=IF([.C106]=&quot;luz&quot;;[.D106]*5%;0)" office:value-type="currency" office:currency="ARS" office:value="0" calcext:value-type="currency">
            <text:p>$0,00</text:p>
          </table:table-cell>
          <table:table-cell table:formula="of:=IF(AND([.A106]=&quot;enero&quot;;[.C106]=&quot;agua&quot;);[.D10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6]-[.E106]-[.F106]" office:value-type="currency" office:currency="ARS" office:value="35000" calcext:value-type="currency">
            <text:p>$35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office:value-type="float" office:value="31000" calcext:value-type="float">
            <text:p>31000</text:p>
          </table:table-cell>
          <table:table-cell table:formula="of:=IF([.C107]=&quot;luz&quot;;[.D107]*5%;0)" office:value-type="currency" office:currency="ARS" office:value="0" calcext:value-type="currency">
            <text:p>$0,00</text:p>
          </table:table-cell>
          <table:table-cell table:formula="of:=IF(AND([.A107]=&quot;enero&quot;;[.C107]=&quot;agua&quot;);[.D10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7]-[.E107]-[.F107]" office:value-type="currency" office:currency="ARS" office:value="31000" calcext:value-type="currency">
            <text:p>$31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office:value-type="float" office:value="9500" calcext:value-type="float">
            <text:p>9500</text:p>
          </table:table-cell>
          <table:table-cell table:formula="of:=IF([.C108]=&quot;luz&quot;;[.D108]*5%;0)" office:value-type="currency" office:currency="ARS" office:value="0" calcext:value-type="currency">
            <text:p>$0,00</text:p>
          </table:table-cell>
          <table:table-cell table:formula="of:=IF(AND([.A108]=&quot;enero&quot;;[.C108]=&quot;agua&quot;);[.D10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8]-[.E108]-[.F108]" office:value-type="currency" office:currency="ARS" office:value="9500" calcext:value-type="currency">
            <text:p>$9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office:value-type="float" office:value="12000" calcext:value-type="float">
            <text:p>12000</text:p>
          </table:table-cell>
          <table:table-cell table:formula="of:=IF([.C109]=&quot;luz&quot;;[.D109]*5%;0)" office:value-type="currency" office:currency="ARS" office:value="0" calcext:value-type="currency">
            <text:p>$0,00</text:p>
          </table:table-cell>
          <table:table-cell table:formula="of:=IF(AND([.A109]=&quot;enero&quot;;[.C109]=&quot;agua&quot;);[.D10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09]-[.E109]-[.F109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office:value-type="float" office:value="11000" calcext:value-type="float">
            <text:p>11000</text:p>
          </table:table-cell>
          <table:table-cell table:formula="of:=IF([.C110]=&quot;luz&quot;;[.D110]*5%;0)" office:value-type="currency" office:currency="ARS" office:value="0" calcext:value-type="currency">
            <text:p>$0,00</text:p>
          </table:table-cell>
          <table:table-cell table:formula="of:=IF(AND([.A110]=&quot;enero&quot;;[.C110]=&quot;agua&quot;);[.D11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0]-[.E110]-[.F110]" office:value-type="currency" office:currency="ARS" office:value="11000" calcext:value-type="currency">
            <text:p>$11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office:value-type="float" office:value="22000" calcext:value-type="float">
            <text:p>22000</text:p>
          </table:table-cell>
          <table:table-cell table:formula="of:=IF([.C111]=&quot;luz&quot;;[.D111]*5%;0)" office:value-type="currency" office:currency="ARS" office:value="0" calcext:value-type="currency">
            <text:p>$0,00</text:p>
          </table:table-cell>
          <table:table-cell table:formula="of:=IF(AND([.A111]=&quot;enero&quot;;[.C111]=&quot;agua&quot;);[.D11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1]-[.E111]-[.F111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office:value-type="float" office:value="22000" calcext:value-type="float">
            <text:p>22000</text:p>
          </table:table-cell>
          <table:table-cell table:formula="of:=IF([.C112]=&quot;luz&quot;;[.D112]*5%;0)" office:value-type="currency" office:currency="ARS" office:value="0" calcext:value-type="currency">
            <text:p>$0,00</text:p>
          </table:table-cell>
          <table:table-cell table:formula="of:=IF(AND([.A112]=&quot;enero&quot;;[.C112]=&quot;agua&quot;);[.D11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2]-[.E112]-[.F112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office:value-type="float" office:value="13500" calcext:value-type="float">
            <text:p>13500</text:p>
          </table:table-cell>
          <table:table-cell table:formula="of:=IF([.C113]=&quot;luz&quot;;[.D113]*5%;0)" office:value-type="currency" office:currency="ARS" office:value="0" calcext:value-type="currency">
            <text:p>$0,00</text:p>
          </table:table-cell>
          <table:table-cell table:formula="of:=IF(AND([.A113]=&quot;enero&quot;;[.C113]=&quot;agua&quot;);[.D11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3]-[.E113]-[.F113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office:value-type="float" office:value="14500" calcext:value-type="float">
            <text:p>14500</text:p>
          </table:table-cell>
          <table:table-cell table:formula="of:=IF([.C114]=&quot;luz&quot;;[.D114]*5%;0)" office:value-type="currency" office:currency="ARS" office:value="0" calcext:value-type="currency">
            <text:p>$0,00</text:p>
          </table:table-cell>
          <table:table-cell table:formula="of:=IF(AND([.A114]=&quot;enero&quot;;[.C114]=&quot;agua&quot;);[.D11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4]-[.E114]-[.F114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internet</text:p>
          </table:table-cell>
          <table:table-cell office:value-type="float" office:value="12000" calcext:value-type="float">
            <text:p>12000</text:p>
          </table:table-cell>
          <table:table-cell table:formula="of:=IF([.C115]=&quot;luz&quot;;[.D115]*5%;0)" office:value-type="currency" office:currency="ARS" office:value="0" calcext:value-type="currency">
            <text:p>$0,00</text:p>
          </table:table-cell>
          <table:table-cell table:formula="of:=IF(AND([.A115]=&quot;enero&quot;;[.C115]=&quot;agua&quot;);[.D11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5]-[.E115]-[.F115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46000" calcext:value-type="float">
            <text:p>46000</text:p>
          </table:table-cell>
          <table:table-cell table:formula="of:=IF([.C116]=&quot;luz&quot;;[.D116]*5%;0)" office:value-type="currency" office:currency="ARS" office:value="2300" calcext:value-type="currency">
            <text:p>$2.300,00</text:p>
          </table:table-cell>
          <table:table-cell table:formula="of:=IF(AND([.A116]=&quot;enero&quot;;[.C116]=&quot;agua&quot;);[.D11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6]-[.E116]-[.F116]" office:value-type="currency" office:currency="ARS" office:value="43700" calcext:value-type="currency">
            <text:p>$43.7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35600" calcext:value-type="float">
            <text:p>35600</text:p>
          </table:table-cell>
          <table:table-cell table:formula="of:=IF([.C117]=&quot;luz&quot;;[.D117]*5%;0)" office:value-type="currency" office:currency="ARS" office:value="1780" calcext:value-type="currency">
            <text:p>$1.780,00</text:p>
          </table:table-cell>
          <table:table-cell table:formula="of:=IF(AND([.A117]=&quot;enero&quot;;[.C117]=&quot;agua&quot;);[.D11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7]-[.E117]-[.F117]" office:value-type="currency" office:currency="ARS" office:value="33820" calcext:value-type="currency">
            <text:p>$33.82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41000" calcext:value-type="float">
            <text:p>41000</text:p>
          </table:table-cell>
          <table:table-cell table:formula="of:=IF([.C118]=&quot;luz&quot;;[.D118]*5%;0)" office:value-type="currency" office:currency="ARS" office:value="2050" calcext:value-type="currency">
            <text:p>$2.050,00</text:p>
          </table:table-cell>
          <table:table-cell table:formula="of:=IF(AND([.A118]=&quot;enero&quot;;[.C118]=&quot;agua&quot;);[.D11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8]-[.E118]-[.F118]" office:value-type="currency" office:currency="ARS" office:value="38950" calcext:value-type="currency">
            <text:p>$38.95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48000" calcext:value-type="float">
            <text:p>48000</text:p>
          </table:table-cell>
          <table:table-cell table:formula="of:=IF([.C119]=&quot;luz&quot;;[.D119]*5%;0)" office:value-type="currency" office:currency="ARS" office:value="2400" calcext:value-type="currency">
            <text:p>$2.400,00</text:p>
          </table:table-cell>
          <table:table-cell table:formula="of:=IF(AND([.A119]=&quot;enero&quot;;[.C119]=&quot;agua&quot;);[.D11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19]-[.E119]-[.F119]" office:value-type="currency" office:currency="ARS" office:value="45600" calcext:value-type="currency">
            <text:p>$45.6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45000" calcext:value-type="float">
            <text:p>45000</text:p>
          </table:table-cell>
          <table:table-cell table:formula="of:=IF([.C120]=&quot;luz&quot;;[.D120]*5%;0)" office:value-type="currency" office:currency="ARS" office:value="2250" calcext:value-type="currency">
            <text:p>$2.250,00</text:p>
          </table:table-cell>
          <table:table-cell table:formula="of:=IF(AND([.A120]=&quot;enero&quot;;[.C120]=&quot;agua&quot;);[.D12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0]-[.E120]-[.F120]" office:value-type="currency" office:currency="ARS" office:value="42750" calcext:value-type="currency">
            <text:p>$42.75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office:value-type="float" office:value="43000" calcext:value-type="float">
            <text:p>43000</text:p>
          </table:table-cell>
          <table:table-cell table:formula="of:=IF([.C121]=&quot;luz&quot;;[.D121]*5%;0)" office:value-type="currency" office:currency="ARS" office:value="2150" calcext:value-type="currency">
            <text:p>$2.150,00</text:p>
          </table:table-cell>
          <table:table-cell table:formula="of:=IF(AND([.A121]=&quot;enero&quot;;[.C121]=&quot;agua&quot;);[.D12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1]-[.E121]-[.F121]" office:value-type="currency" office:currency="ARS" office:value="40850" calcext:value-type="currency">
            <text:p>$40.85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office:value-type="float" office:value="20000" calcext:value-type="float">
            <text:p>20000</text:p>
          </table:table-cell>
          <table:table-cell table:formula="of:=IF([.C122]=&quot;luz&quot;;[.D122]*5%;0)" office:value-type="currency" office:currency="ARS" office:value="0" calcext:value-type="currency">
            <text:p>$0,00</text:p>
          </table:table-cell>
          <table:table-cell table:formula="of:=IF(AND([.A122]=&quot;enero&quot;;[.C122]=&quot;agua&quot;);[.D12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2]-[.E122]-[.F122]" office:value-type="currency" office:currency="ARS" office:value="20000" calcext:value-type="currency">
            <text:p>$20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office:value-type="float" office:value="20000" calcext:value-type="float">
            <text:p>20000</text:p>
          </table:table-cell>
          <table:table-cell table:formula="of:=IF([.C123]=&quot;luz&quot;;[.D123]*5%;0)" office:value-type="currency" office:currency="ARS" office:value="0" calcext:value-type="currency">
            <text:p>$0,00</text:p>
          </table:table-cell>
          <table:table-cell table:formula="of:=IF(AND([.A123]=&quot;enero&quot;;[.C123]=&quot;agua&quot;);[.D12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3]-[.E123]-[.F123]" office:value-type="currency" office:currency="ARS" office:value="20000" calcext:value-type="currency">
            <text:p>$20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office:value-type="float" office:value="27500" calcext:value-type="float">
            <text:p>27500</text:p>
          </table:table-cell>
          <table:table-cell table:formula="of:=IF([.C124]=&quot;luz&quot;;[.D124]*5%;0)" office:value-type="currency" office:currency="ARS" office:value="0" calcext:value-type="currency">
            <text:p>$0,00</text:p>
          </table:table-cell>
          <table:table-cell table:formula="of:=IF(AND([.A124]=&quot;enero&quot;;[.C124]=&quot;agua&quot;);[.D12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4]-[.E124]-[.F124]" office:value-type="currency" office:currency="ARS" office:value="27500" calcext:value-type="currency">
            <text:p>$27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office:value-type="float" office:value="24000" calcext:value-type="float">
            <text:p>24000</text:p>
          </table:table-cell>
          <table:table-cell table:formula="of:=IF([.C125]=&quot;luz&quot;;[.D125]*5%;0)" office:value-type="currency" office:currency="ARS" office:value="0" calcext:value-type="currency">
            <text:p>$0,00</text:p>
          </table:table-cell>
          <table:table-cell table:formula="of:=IF(AND([.A125]=&quot;enero&quot;;[.C125]=&quot;agua&quot;);[.D12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5]-[.E125]-[.F125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office:value-type="float" office:value="24000" calcext:value-type="float">
            <text:p>24000</text:p>
          </table:table-cell>
          <table:table-cell table:formula="of:=IF([.C126]=&quot;luz&quot;;[.D126]*5%;0)" office:value-type="currency" office:currency="ARS" office:value="0" calcext:value-type="currency">
            <text:p>$0,00</text:p>
          </table:table-cell>
          <table:table-cell table:formula="of:=IF(AND([.A126]=&quot;enero&quot;;[.C126]=&quot;agua&quot;);[.D12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6]-[.E126]-[.F126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office:value-type="float" office:value="24500" calcext:value-type="float">
            <text:p>24500</text:p>
          </table:table-cell>
          <table:table-cell table:formula="of:=IF([.C127]=&quot;luz&quot;;[.D127]*5%;0)" office:value-type="currency" office:currency="ARS" office:value="0" calcext:value-type="currency">
            <text:p>$0,00</text:p>
          </table:table-cell>
          <table:table-cell table:formula="of:=IF(AND([.A127]=&quot;enero&quot;;[.C127]=&quot;agua&quot;);[.D12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7]-[.E127]-[.F127]" office:value-type="currency" office:currency="ARS" office:value="24500" calcext:value-type="currency">
            <text:p>$24.5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office:value-type="float" office:value="9500" calcext:value-type="float">
            <text:p>9500</text:p>
          </table:table-cell>
          <table:table-cell table:formula="of:=IF([.C128]=&quot;luz&quot;;[.D128]*5%;0)" office:value-type="currency" office:currency="ARS" office:value="0" calcext:value-type="currency">
            <text:p>$0,00</text:p>
          </table:table-cell>
          <table:table-cell table:formula="of:=IF(AND([.A128]=&quot;enero&quot;;[.C128]=&quot;agua&quot;);[.D12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8]-[.E128]-[.F128]" office:value-type="currency" office:currency="ARS" office:value="9500" calcext:value-type="currency">
            <text:p>$9.5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office:value-type="float" office:value="9400" calcext:value-type="float">
            <text:p>9400</text:p>
          </table:table-cell>
          <table:table-cell table:formula="of:=IF([.C129]=&quot;luz&quot;;[.D129]*5%;0)" office:value-type="currency" office:currency="ARS" office:value="0" calcext:value-type="currency">
            <text:p>$0,00</text:p>
          </table:table-cell>
          <table:table-cell table:formula="of:=IF(AND([.A129]=&quot;enero&quot;;[.C129]=&quot;agua&quot;);[.D12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29]-[.E129]-[.F129]" office:value-type="currency" office:currency="ARS" office:value="9400" calcext:value-type="currency">
            <text:p>$9.4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office:value-type="float" office:value="47000" calcext:value-type="float">
            <text:p>47000</text:p>
          </table:table-cell>
          <table:table-cell table:formula="of:=IF([.C130]=&quot;luz&quot;;[.D130]*5%;0)" office:value-type="currency" office:currency="ARS" office:value="0" calcext:value-type="currency">
            <text:p>$0,00</text:p>
          </table:table-cell>
          <table:table-cell table:formula="of:=IF(AND([.A130]=&quot;enero&quot;;[.C130]=&quot;agua&quot;);[.D13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0]-[.E130]-[.F130]" office:value-type="currency" office:currency="ARS" office:value="47000" calcext:value-type="currency">
            <text:p>$47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office:value-type="float" office:value="51000" calcext:value-type="float">
            <text:p>51000</text:p>
          </table:table-cell>
          <table:table-cell table:formula="of:=IF([.C131]=&quot;luz&quot;;[.D131]*5%;0)" office:value-type="currency" office:currency="ARS" office:value="0" calcext:value-type="currency">
            <text:p>$0,00</text:p>
          </table:table-cell>
          <table:table-cell table:formula="of:=IF(AND([.A131]=&quot;enero&quot;;[.C131]=&quot;agua&quot;);[.D13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1]-[.E131]-[.F131]" office:value-type="currency" office:currency="ARS" office:value="51000" calcext:value-type="currency">
            <text:p>$51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office:value-type="float" office:value="59000" calcext:value-type="float">
            <text:p>59000</text:p>
          </table:table-cell>
          <table:table-cell table:formula="of:=IF([.C132]=&quot;luz&quot;;[.D132]*5%;0)" office:value-type="currency" office:currency="ARS" office:value="0" calcext:value-type="currency">
            <text:p>$0,00</text:p>
          </table:table-cell>
          <table:table-cell table:formula="of:=IF(AND([.A132]=&quot;enero&quot;;[.C132]=&quot;agua&quot;);[.D13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2]-[.E132]-[.F132]" office:value-type="currency" office:currency="ARS" office:value="59000" calcext:value-type="currency">
            <text:p>$59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office:value-type="float" office:value="9900" calcext:value-type="float">
            <text:p>9900</text:p>
          </table:table-cell>
          <table:table-cell table:formula="of:=IF([.C133]=&quot;luz&quot;;[.D133]*5%;0)" office:value-type="currency" office:currency="ARS" office:value="0" calcext:value-type="currency">
            <text:p>$0,00</text:p>
          </table:table-cell>
          <table:table-cell table:formula="of:=IF(AND([.A133]=&quot;enero&quot;;[.C133]=&quot;agua&quot;);[.D13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3]-[.E133]-[.F133]" office:value-type="currency" office:currency="ARS" office:value="9900" calcext:value-type="currency">
            <text:p>$9.9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office:value-type="float" office:value="8200" calcext:value-type="float">
            <text:p>8200</text:p>
          </table:table-cell>
          <table:table-cell table:formula="of:=IF([.C134]=&quot;luz&quot;;[.D134]*5%;0)" office:value-type="currency" office:currency="ARS" office:value="0" calcext:value-type="currency">
            <text:p>$0,00</text:p>
          </table:table-cell>
          <table:table-cell table:formula="of:=IF(AND([.A134]=&quot;enero&quot;;[.C134]=&quot;agua&quot;);[.D13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4]-[.E134]-[.F134]" office:value-type="currency" office:currency="ARS" office:value="8200" calcext:value-type="currency">
            <text:p>$8.2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office:value-type="float" office:value="9800" calcext:value-type="float">
            <text:p>9800</text:p>
          </table:table-cell>
          <table:table-cell table:formula="of:=IF([.C135]=&quot;luz&quot;;[.D135]*5%;0)" office:value-type="currency" office:currency="ARS" office:value="0" calcext:value-type="currency">
            <text:p>$0,00</text:p>
          </table:table-cell>
          <table:table-cell table:formula="of:=IF(AND([.A135]=&quot;enero&quot;;[.C135]=&quot;agua&quot;);[.D13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5]-[.E135]-[.F135]" office:value-type="currency" office:currency="ARS" office:value="9800" calcext:value-type="currency">
            <text:p>$9.8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office:value-type="float" office:value="15000" calcext:value-type="float">
            <text:p>15000</text:p>
          </table:table-cell>
          <table:table-cell table:formula="of:=IF([.C136]=&quot;luz&quot;;[.D136]*5%;0)" office:value-type="currency" office:currency="ARS" office:value="0" calcext:value-type="currency">
            <text:p>$0,00</text:p>
          </table:table-cell>
          <table:table-cell table:formula="of:=IF(AND([.A136]=&quot;enero&quot;;[.C136]=&quot;agua&quot;);[.D13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6]-[.E136]-[.F136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office:value-type="float" office:value="14000" calcext:value-type="float">
            <text:p>14000</text:p>
          </table:table-cell>
          <table:table-cell table:formula="of:=IF([.C137]=&quot;luz&quot;;[.D137]*5%;0)" office:value-type="currency" office:currency="ARS" office:value="0" calcext:value-type="currency">
            <text:p>$0,00</text:p>
          </table:table-cell>
          <table:table-cell table:formula="of:=IF(AND([.A137]=&quot;enero&quot;;[.C137]=&quot;agua&quot;);[.D13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7]-[.E137]-[.F137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office:value-type="float" office:value="60000" calcext:value-type="float">
            <text:p>60000</text:p>
          </table:table-cell>
          <table:table-cell table:formula="of:=IF([.C138]=&quot;luz&quot;;[.D138]*5%;0)" office:value-type="currency" office:currency="ARS" office:value="0" calcext:value-type="currency">
            <text:p>$0,00</text:p>
          </table:table-cell>
          <table:table-cell table:formula="of:=IF(AND([.A138]=&quot;enero&quot;;[.C138]=&quot;agua&quot;);[.D13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8]-[.E138]-[.F138]" office:value-type="currency" office:currency="ARS" office:value="60000" calcext:value-type="currency">
            <text:p>$60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office:value-type="float" office:value="42000" calcext:value-type="float">
            <text:p>42000</text:p>
          </table:table-cell>
          <table:table-cell table:formula="of:=IF([.C139]=&quot;luz&quot;;[.D139]*5%;0)" office:value-type="currency" office:currency="ARS" office:value="0" calcext:value-type="currency">
            <text:p>$0,00</text:p>
          </table:table-cell>
          <table:table-cell table:formula="of:=IF(AND([.A139]=&quot;enero&quot;;[.C139]=&quot;agua&quot;);[.D13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39]-[.E139]-[.F139]" office:value-type="currency" office:currency="ARS" office:value="42000" calcext:value-type="currency">
            <text:p>$42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office:value-type="float" office:value="55000" calcext:value-type="float">
            <text:p>55000</text:p>
          </table:table-cell>
          <table:table-cell table:formula="of:=IF([.C140]=&quot;luz&quot;;[.D140]*5%;0)" office:value-type="currency" office:currency="ARS" office:value="0" calcext:value-type="currency">
            <text:p>$0,00</text:p>
          </table:table-cell>
          <table:table-cell table:formula="of:=IF(AND([.A140]=&quot;enero&quot;;[.C140]=&quot;agua&quot;);[.D14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0]-[.E140]-[.F140]" office:value-type="currency" office:currency="ARS" office:value="55000" calcext:value-type="currency">
            <text:p>$55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office:value-type="float" office:value="13000" calcext:value-type="float">
            <text:p>13000</text:p>
          </table:table-cell>
          <table:table-cell table:formula="of:=IF([.C141]=&quot;luz&quot;;[.D141]*5%;0)" office:value-type="currency" office:currency="ARS" office:value="0" calcext:value-type="currency">
            <text:p>$0,00</text:p>
          </table:table-cell>
          <table:table-cell table:formula="of:=IF(AND([.A141]=&quot;enero&quot;;[.C141]=&quot;agua&quot;);[.D141]*20%;0)" office:value-type="currency" office:currency="ARS" office:value="2600" calcext:value-type="currency">
            <text:p>$2.600,00</text:p>
          </table:table-cell>
          <table:table-cell table:number-columns-repeated="2"/>
          <table:table-cell table:style-name="ce3" table:formula="of:=[.D141]-[.E141]-[.F141]" office:value-type="currency" office:currency="ARS" office:value="10400" calcext:value-type="currency">
            <text:p>$10.4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office:value-type="float" office:value="15500" calcext:value-type="float">
            <text:p>15500</text:p>
          </table:table-cell>
          <table:table-cell table:formula="of:=IF([.C142]=&quot;luz&quot;;[.D142]*5%;0)" office:value-type="currency" office:currency="ARS" office:value="0" calcext:value-type="currency">
            <text:p>$0,00</text:p>
          </table:table-cell>
          <table:table-cell table:formula="of:=IF(AND([.A142]=&quot;enero&quot;;[.C142]=&quot;agua&quot;);[.D14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2]-[.E142]-[.F142]" office:value-type="currency" office:currency="ARS" office:value="15500" calcext:value-type="currency">
            <text:p>$15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office:value-type="float" office:value="14000" calcext:value-type="float">
            <text:p>14000</text:p>
          </table:table-cell>
          <table:table-cell table:formula="of:=IF([.C143]=&quot;luz&quot;;[.D143]*5%;0)" office:value-type="currency" office:currency="ARS" office:value="0" calcext:value-type="currency">
            <text:p>$0,00</text:p>
          </table:table-cell>
          <table:table-cell table:formula="of:=IF(AND([.A143]=&quot;enero&quot;;[.C143]=&quot;agua&quot;);[.D14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3]-[.E143]-[.F143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office:value-type="float" office:value="14000" calcext:value-type="float">
            <text:p>14000</text:p>
          </table:table-cell>
          <table:table-cell table:formula="of:=IF([.C144]=&quot;luz&quot;;[.D144]*5%;0)" office:value-type="currency" office:currency="ARS" office:value="0" calcext:value-type="currency">
            <text:p>$0,00</text:p>
          </table:table-cell>
          <table:table-cell table:formula="of:=IF(AND([.A144]=&quot;enero&quot;;[.C144]=&quot;agua&quot;);[.D14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4]-[.E144]-[.F144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lquiler</text:p>
          </table:table-cell>
          <table:table-cell office:value-type="float" office:value="185000" calcext:value-type="float">
            <text:p>185000</text:p>
          </table:table-cell>
          <table:table-cell table:formula="of:=IF([.C145]=&quot;luz&quot;;[.D145]*5%;0)" office:value-type="currency" office:currency="ARS" office:value="0" calcext:value-type="currency">
            <text:p>$0,00</text:p>
          </table:table-cell>
          <table:table-cell table:formula="of:=IF(AND([.A145]=&quot;enero&quot;;[.C145]=&quot;agua&quot;);[.D14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5]-[.E145]-[.F145]" office:value-type="currency" office:currency="ARS" office:value="185000" calcext:value-type="currency">
            <text:p>$185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office:value-type="float" office:value="23500" calcext:value-type="float">
            <text:p>23500</text:p>
          </table:table-cell>
          <table:table-cell table:formula="of:=IF([.C146]=&quot;luz&quot;;[.D146]*5%;0)" office:value-type="currency" office:currency="ARS" office:value="0" calcext:value-type="currency">
            <text:p>$0,00</text:p>
          </table:table-cell>
          <table:table-cell table:formula="of:=IF(AND([.A146]=&quot;enero&quot;;[.C146]=&quot;agua&quot;);[.D14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6]-[.E146]-[.F146]" office:value-type="currency" office:currency="ARS" office:value="23500" calcext:value-type="currency">
            <text:p>$23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office:value-type="float" office:value="20000" calcext:value-type="float">
            <text:p>20000</text:p>
          </table:table-cell>
          <table:table-cell table:formula="of:=IF([.C147]=&quot;luz&quot;;[.D147]*5%;0)" office:value-type="currency" office:currency="ARS" office:value="0" calcext:value-type="currency">
            <text:p>$0,00</text:p>
          </table:table-cell>
          <table:table-cell table:formula="of:=IF(AND([.A147]=&quot;enero&quot;;[.C147]=&quot;agua&quot;);[.D14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7]-[.E147]-[.F147]" office:value-type="currency" office:currency="ARS" office:value="20000" calcext:value-type="currency">
            <text:p>$20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office:value-type="float" office:value="30000" calcext:value-type="float">
            <text:p>30000</text:p>
          </table:table-cell>
          <table:table-cell table:formula="of:=IF([.C148]=&quot;luz&quot;;[.D148]*5%;0)" office:value-type="currency" office:currency="ARS" office:value="0" calcext:value-type="currency">
            <text:p>$0,00</text:p>
          </table:table-cell>
          <table:table-cell table:formula="of:=IF(AND([.A148]=&quot;enero&quot;;[.C148]=&quot;agua&quot;);[.D14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8]-[.E148]-[.F148]" office:value-type="currency" office:currency="ARS" office:value="30000" calcext:value-type="currency">
            <text:p>$30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office:value-type="float" office:value="34000" calcext:value-type="float">
            <text:p>34000</text:p>
          </table:table-cell>
          <table:table-cell table:formula="of:=IF([.C149]=&quot;luz&quot;;[.D149]*5%;0)" office:value-type="currency" office:currency="ARS" office:value="0" calcext:value-type="currency">
            <text:p>$0,00</text:p>
          </table:table-cell>
          <table:table-cell table:formula="of:=IF(AND([.A149]=&quot;enero&quot;;[.C149]=&quot;agua&quot;);[.D14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49]-[.E149]-[.F149]" office:value-type="currency" office:currency="ARS" office:value="34000" calcext:value-type="currency">
            <text:p>$34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office:value-type="float" office:value="32000" calcext:value-type="float">
            <text:p>32000</text:p>
          </table:table-cell>
          <table:table-cell table:formula="of:=IF([.C150]=&quot;luz&quot;;[.D150]*5%;0)" office:value-type="currency" office:currency="ARS" office:value="0" calcext:value-type="currency">
            <text:p>$0,00</text:p>
          </table:table-cell>
          <table:table-cell table:formula="of:=IF(AND([.A150]=&quot;enero&quot;;[.C150]=&quot;agua&quot;);[.D15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0]-[.E150]-[.F150]" office:value-type="currency" office:currency="ARS" office:value="32000" calcext:value-type="currency">
            <text:p>$32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office:value-type="float" office:value="11000" calcext:value-type="float">
            <text:p>11000</text:p>
          </table:table-cell>
          <table:table-cell table:formula="of:=IF([.C151]=&quot;luz&quot;;[.D151]*5%;0)" office:value-type="currency" office:currency="ARS" office:value="0" calcext:value-type="currency">
            <text:p>$0,00</text:p>
          </table:table-cell>
          <table:table-cell table:formula="of:=IF(AND([.A151]=&quot;enero&quot;;[.C151]=&quot;agua&quot;);[.D15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1]-[.E151]-[.F151]" office:value-type="currency" office:currency="ARS" office:value="11000" calcext:value-type="currency">
            <text:p>$11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office:value-type="float" office:value="12000" calcext:value-type="float">
            <text:p>12000</text:p>
          </table:table-cell>
          <table:table-cell table:formula="of:=IF([.C152]=&quot;luz&quot;;[.D152]*5%;0)" office:value-type="currency" office:currency="ARS" office:value="0" calcext:value-type="currency">
            <text:p>$0,00</text:p>
          </table:table-cell>
          <table:table-cell table:formula="of:=IF(AND([.A152]=&quot;enero&quot;;[.C152]=&quot;agua&quot;);[.D15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2]-[.E152]-[.F152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office:value-type="float" office:value="25000" calcext:value-type="float">
            <text:p>25000</text:p>
          </table:table-cell>
          <table:table-cell table:formula="of:=IF([.C153]=&quot;luz&quot;;[.D153]*5%;0)" office:value-type="currency" office:currency="ARS" office:value="0" calcext:value-type="currency">
            <text:p>$0,00</text:p>
          </table:table-cell>
          <table:table-cell table:formula="of:=IF(AND([.A153]=&quot;enero&quot;;[.C153]=&quot;agua&quot;);[.D15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3]-[.E153]-[.F153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office:value-type="float" office:value="24000" calcext:value-type="float">
            <text:p>24000</text:p>
          </table:table-cell>
          <table:table-cell table:formula="of:=IF([.C154]=&quot;luz&quot;;[.D154]*5%;0)" office:value-type="currency" office:currency="ARS" office:value="0" calcext:value-type="currency">
            <text:p>$0,00</text:p>
          </table:table-cell>
          <table:table-cell table:formula="of:=IF(AND([.A154]=&quot;enero&quot;;[.C154]=&quot;agua&quot;);[.D15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4]-[.E154]-[.F154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office:value-type="float" office:value="16000" calcext:value-type="float">
            <text:p>16000</text:p>
          </table:table-cell>
          <table:table-cell table:formula="of:=IF([.C155]=&quot;luz&quot;;[.D155]*5%;0)" office:value-type="currency" office:currency="ARS" office:value="0" calcext:value-type="currency">
            <text:p>$0,00</text:p>
          </table:table-cell>
          <table:table-cell table:formula="of:=IF(AND([.A155]=&quot;enero&quot;;[.C155]=&quot;agua&quot;);[.D15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5]-[.E155]-[.F155]" office:value-type="currency" office:currency="ARS" office:value="16000" calcext:value-type="currency">
            <text:p>$16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office:value-type="float" office:value="12500" calcext:value-type="float">
            <text:p>12500</text:p>
          </table:table-cell>
          <table:table-cell table:formula="of:=IF([.C156]=&quot;luz&quot;;[.D156]*5%;0)" office:value-type="currency" office:currency="ARS" office:value="0" calcext:value-type="currency">
            <text:p>$0,00</text:p>
          </table:table-cell>
          <table:table-cell table:formula="of:=IF(AND([.A156]=&quot;enero&quot;;[.C156]=&quot;agua&quot;);[.D15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6]-[.E156]-[.F156]" office:value-type="currency" office:currency="ARS" office:value="12500" calcext:value-type="currency">
            <text:p>$12.5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office:value-type="float" office:value="15500" calcext:value-type="float">
            <text:p>15500</text:p>
          </table:table-cell>
          <table:table-cell table:formula="of:=IF([.C157]=&quot;luz&quot;;[.D157]*5%;0)" office:value-type="currency" office:currency="ARS" office:value="0" calcext:value-type="currency">
            <text:p>$0,00</text:p>
          </table:table-cell>
          <table:table-cell table:formula="of:=IF(AND([.A157]=&quot;enero&quot;;[.C157]=&quot;agua&quot;);[.D15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7]-[.E157]-[.F157]" office:value-type="currency" office:currency="ARS" office:value="15500" calcext:value-type="currency">
            <text:p>$15.5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office:value-type="float" office:value="11800" calcext:value-type="float">
            <text:p>11800</text:p>
          </table:table-cell>
          <table:table-cell table:formula="of:=IF([.C158]=&quot;luz&quot;;[.D158]*5%;0)" office:value-type="currency" office:currency="ARS" office:value="0" calcext:value-type="currency">
            <text:p>$0,00</text:p>
          </table:table-cell>
          <table:table-cell table:formula="of:=IF(AND([.A158]=&quot;enero&quot;;[.C158]=&quot;agua&quot;);[.D15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8]-[.E158]-[.F158]" office:value-type="currency" office:currency="ARS" office:value="11800" calcext:value-type="currency">
            <text:p>$1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office:value-type="float" office:value="12000" calcext:value-type="float">
            <text:p>12000</text:p>
          </table:table-cell>
          <table:table-cell table:formula="of:=IF([.C159]=&quot;luz&quot;;[.D159]*5%;0)" office:value-type="currency" office:currency="ARS" office:value="0" calcext:value-type="currency">
            <text:p>$0,00</text:p>
          </table:table-cell>
          <table:table-cell table:formula="of:=IF(AND([.A159]=&quot;enero&quot;;[.C159]=&quot;agua&quot;);[.D15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59]-[.E159]-[.F159]" office:value-type="currency" office:currency="ARS" office:value="12000" calcext:value-type="currency">
            <text:p>$12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office:value-type="float" office:value="9900" calcext:value-type="float">
            <text:p>9900</text:p>
          </table:table-cell>
          <table:table-cell table:formula="of:=IF([.C160]=&quot;luz&quot;;[.D160]*5%;0)" office:value-type="currency" office:currency="ARS" office:value="0" calcext:value-type="currency">
            <text:p>$0,00</text:p>
          </table:table-cell>
          <table:table-cell table:formula="of:=IF(AND([.A160]=&quot;enero&quot;;[.C160]=&quot;agua&quot;);[.D16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0]-[.E160]-[.F160]" office:value-type="currency" office:currency="ARS" office:value="9900" calcext:value-type="currency">
            <text:p>$9.9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office:value-type="float" office:value="11000" calcext:value-type="float">
            <text:p>11000</text:p>
          </table:table-cell>
          <table:table-cell table:formula="of:=IF([.C161]=&quot;luz&quot;;[.D161]*5%;0)" office:value-type="currency" office:currency="ARS" office:value="0" calcext:value-type="currency">
            <text:p>$0,00</text:p>
          </table:table-cell>
          <table:table-cell table:formula="of:=IF(AND([.A161]=&quot;enero&quot;;[.C161]=&quot;agua&quot;);[.D16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1]-[.E161]-[.F161]" office:value-type="currency" office:currency="ARS" office:value="11000" calcext:value-type="currency">
            <text:p>$11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office:value-type="float" office:value="47000" calcext:value-type="float">
            <text:p>47000</text:p>
          </table:table-cell>
          <table:table-cell table:formula="of:=IF([.C162]=&quot;luz&quot;;[.D162]*5%;0)" office:value-type="currency" office:currency="ARS" office:value="2350" calcext:value-type="currency">
            <text:p>$2.350,00</text:p>
          </table:table-cell>
          <table:table-cell table:formula="of:=IF(AND([.A162]=&quot;enero&quot;;[.C162]=&quot;agua&quot;);[.D16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2]-[.E162]-[.F162]" office:value-type="currency" office:currency="ARS" office:value="44650" calcext:value-type="currency">
            <text:p>$44.65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office:value-type="float" office:value="43000" calcext:value-type="float">
            <text:p>43000</text:p>
          </table:table-cell>
          <table:table-cell table:formula="of:=IF([.C163]=&quot;luz&quot;;[.D163]*5%;0)" office:value-type="currency" office:currency="ARS" office:value="2150" calcext:value-type="currency">
            <text:p>$2.150,00</text:p>
          </table:table-cell>
          <table:table-cell table:formula="of:=IF(AND([.A163]=&quot;enero&quot;;[.C163]=&quot;agua&quot;);[.D16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3]-[.E163]-[.F163]" office:value-type="currency" office:currency="ARS" office:value="40850" calcext:value-type="currency">
            <text:p>$40.85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office:value-type="float" office:value="42000" calcext:value-type="float">
            <text:p>42000</text:p>
          </table:table-cell>
          <table:table-cell table:formula="of:=IF([.C164]=&quot;luz&quot;;[.D164]*5%;0)" office:value-type="currency" office:currency="ARS" office:value="2100" calcext:value-type="currency">
            <text:p>$2.100,00</text:p>
          </table:table-cell>
          <table:table-cell table:formula="of:=IF(AND([.A164]=&quot;enero&quot;;[.C164]=&quot;agua&quot;);[.D16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4]-[.E164]-[.F164]" office:value-type="currency" office:currency="ARS" office:value="39900" calcext:value-type="currency">
            <text:p>$39.9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office:value-type="float" office:value="44000" calcext:value-type="float">
            <text:p>44000</text:p>
          </table:table-cell>
          <table:table-cell table:formula="of:=IF([.C165]=&quot;luz&quot;;[.D165]*5%;0)" office:value-type="currency" office:currency="ARS" office:value="2200" calcext:value-type="currency">
            <text:p>$2.200,00</text:p>
          </table:table-cell>
          <table:table-cell table:formula="of:=IF(AND([.A165]=&quot;enero&quot;;[.C165]=&quot;agua&quot;);[.D16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5]-[.E165]-[.F165]" office:value-type="currency" office:currency="ARS" office:value="41800" calcext:value-type="currency">
            <text:p>$41.8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office:value-type="float" office:value="24000" calcext:value-type="float">
            <text:p>24000</text:p>
          </table:table-cell>
          <table:table-cell table:formula="of:=IF([.C166]=&quot;luz&quot;;[.D166]*5%;0)" office:value-type="currency" office:currency="ARS" office:value="0" calcext:value-type="currency">
            <text:p>$0,00</text:p>
          </table:table-cell>
          <table:table-cell table:formula="of:=IF(AND([.A166]=&quot;enero&quot;;[.C166]=&quot;agua&quot;);[.D16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6]-[.E166]-[.F166]" office:value-type="currency" office:currency="ARS" office:value="24000" calcext:value-type="currency">
            <text:p>$24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office:value-type="float" office:value="17000" calcext:value-type="float">
            <text:p>17000</text:p>
          </table:table-cell>
          <table:table-cell table:formula="of:=IF([.C167]=&quot;luz&quot;;[.D167]*5%;0)" office:value-type="currency" office:currency="ARS" office:value="0" calcext:value-type="currency">
            <text:p>$0,00</text:p>
          </table:table-cell>
          <table:table-cell table:formula="of:=IF(AND([.A167]=&quot;enero&quot;;[.C167]=&quot;agua&quot;);[.D16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7]-[.E167]-[.F167]" office:value-type="currency" office:currency="ARS" office:value="17000" calcext:value-type="currency">
            <text:p>$17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office:value-type="float" office:value="22000" calcext:value-type="float">
            <text:p>22000</text:p>
          </table:table-cell>
          <table:table-cell table:formula="of:=IF([.C168]=&quot;luz&quot;;[.D168]*5%;0)" office:value-type="currency" office:currency="ARS" office:value="0" calcext:value-type="currency">
            <text:p>$0,00</text:p>
          </table:table-cell>
          <table:table-cell table:formula="of:=IF(AND([.A168]=&quot;enero&quot;;[.C168]=&quot;agua&quot;);[.D16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8]-[.E168]-[.F168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office:value-type="float" office:value="27000" calcext:value-type="float">
            <text:p>27000</text:p>
          </table:table-cell>
          <table:table-cell table:formula="of:=IF([.C169]=&quot;luz&quot;;[.D169]*5%;0)" office:value-type="currency" office:currency="ARS" office:value="0" calcext:value-type="currency">
            <text:p>$0,00</text:p>
          </table:table-cell>
          <table:table-cell table:formula="of:=IF(AND([.A169]=&quot;enero&quot;;[.C169]=&quot;agua&quot;);[.D16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69]-[.E169]-[.F169]" office:value-type="currency" office:currency="ARS" office:value="27000" calcext:value-type="currency">
            <text:p>$27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office:value-type="float" office:value="24500" calcext:value-type="float">
            <text:p>24500</text:p>
          </table:table-cell>
          <table:table-cell table:formula="of:=IF([.C170]=&quot;luz&quot;;[.D170]*5%;0)" office:value-type="currency" office:currency="ARS" office:value="0" calcext:value-type="currency">
            <text:p>$0,00</text:p>
          </table:table-cell>
          <table:table-cell table:formula="of:=IF(AND([.A170]=&quot;enero&quot;;[.C170]=&quot;agua&quot;);[.D17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0]-[.E170]-[.F170]" office:value-type="currency" office:currency="ARS" office:value="24500" calcext:value-type="currency">
            <text:p>$24.5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office:value-type="float" office:value="26000" calcext:value-type="float">
            <text:p>26000</text:p>
          </table:table-cell>
          <table:table-cell table:formula="of:=IF([.C171]=&quot;luz&quot;;[.D171]*5%;0)" office:value-type="currency" office:currency="ARS" office:value="0" calcext:value-type="currency">
            <text:p>$0,00</text:p>
          </table:table-cell>
          <table:table-cell table:formula="of:=IF(AND([.A171]=&quot;enero&quot;;[.C171]=&quot;agua&quot;);[.D17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1]-[.E171]-[.F171]" office:value-type="currency" office:currency="ARS" office:value="26000" calcext:value-type="currency">
            <text:p>$26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office:value-type="float" office:value="22500" calcext:value-type="float">
            <text:p>22500</text:p>
          </table:table-cell>
          <table:table-cell table:formula="of:=IF([.C172]=&quot;luz&quot;;[.D172]*5%;0)" office:value-type="currency" office:currency="ARS" office:value="0" calcext:value-type="currency">
            <text:p>$0,00</text:p>
          </table:table-cell>
          <table:table-cell table:formula="of:=IF(AND([.A172]=&quot;enero&quot;;[.C172]=&quot;agua&quot;);[.D17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2]-[.E172]-[.F172]" office:value-type="currency" office:currency="ARS" office:value="22500" calcext:value-type="currency">
            <text:p>$22.5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office:value-type="float" office:value="26000" calcext:value-type="float">
            <text:p>26000</text:p>
          </table:table-cell>
          <table:table-cell table:formula="of:=IF([.C173]=&quot;luz&quot;;[.D173]*5%;0)" office:value-type="currency" office:currency="ARS" office:value="0" calcext:value-type="currency">
            <text:p>$0,00</text:p>
          </table:table-cell>
          <table:table-cell table:formula="of:=IF(AND([.A173]=&quot;enero&quot;;[.C173]=&quot;agua&quot;);[.D17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3]-[.E173]-[.F173]" office:value-type="currency" office:currency="ARS" office:value="26000" calcext:value-type="currency">
            <text:p>$26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office:value-type="float" office:value="9900" calcext:value-type="float">
            <text:p>9900</text:p>
          </table:table-cell>
          <table:table-cell table:formula="of:=IF([.C174]=&quot;luz&quot;;[.D174]*5%;0)" office:value-type="currency" office:currency="ARS" office:value="0" calcext:value-type="currency">
            <text:p>$0,00</text:p>
          </table:table-cell>
          <table:table-cell table:formula="of:=IF(AND([.A174]=&quot;enero&quot;;[.C174]=&quot;agua&quot;);[.D17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4]-[.E174]-[.F174]" office:value-type="currency" office:currency="ARS" office:value="9900" calcext:value-type="currency">
            <text:p>$9.9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office:value-type="float" office:value="9000" calcext:value-type="float">
            <text:p>9000</text:p>
          </table:table-cell>
          <table:table-cell table:formula="of:=IF([.C175]=&quot;luz&quot;;[.D175]*5%;0)" office:value-type="currency" office:currency="ARS" office:value="0" calcext:value-type="currency">
            <text:p>$0,00</text:p>
          </table:table-cell>
          <table:table-cell table:formula="of:=IF(AND([.A175]=&quot;enero&quot;;[.C175]=&quot;agua&quot;);[.D17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5]-[.E175]-[.F175]" office:value-type="currency" office:currency="ARS" office:value="9000" calcext:value-type="currency">
            <text:p>$9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office:value-type="float" office:value="53000" calcext:value-type="float">
            <text:p>53000</text:p>
          </table:table-cell>
          <table:table-cell table:formula="of:=IF([.C176]=&quot;luz&quot;;[.D176]*5%;0)" office:value-type="currency" office:currency="ARS" office:value="0" calcext:value-type="currency">
            <text:p>$0,00</text:p>
          </table:table-cell>
          <table:table-cell table:formula="of:=IF(AND([.A176]=&quot;enero&quot;;[.C176]=&quot;agua&quot;);[.D17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6]-[.E176]-[.F176]" office:value-type="currency" office:currency="ARS" office:value="53000" calcext:value-type="currency">
            <text:p>$53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office:value-type="float" office:value="45200" calcext:value-type="float">
            <text:p>45200</text:p>
          </table:table-cell>
          <table:table-cell table:formula="of:=IF([.C177]=&quot;luz&quot;;[.D177]*5%;0)" office:value-type="currency" office:currency="ARS" office:value="0" calcext:value-type="currency">
            <text:p>$0,00</text:p>
          </table:table-cell>
          <table:table-cell table:formula="of:=IF(AND([.A177]=&quot;enero&quot;;[.C177]=&quot;agua&quot;);[.D17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7]-[.E177]-[.F177]" office:value-type="currency" office:currency="ARS" office:value="45200" calcext:value-type="currency">
            <text:p>$45.2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office:value-type="float" office:value="58000" calcext:value-type="float">
            <text:p>58000</text:p>
          </table:table-cell>
          <table:table-cell table:formula="of:=IF([.C178]=&quot;luz&quot;;[.D178]*5%;0)" office:value-type="currency" office:currency="ARS" office:value="0" calcext:value-type="currency">
            <text:p>$0,00</text:p>
          </table:table-cell>
          <table:table-cell table:formula="of:=IF(AND([.A178]=&quot;enero&quot;;[.C178]=&quot;agua&quot;);[.D17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8]-[.E178]-[.F178]" office:value-type="currency" office:currency="ARS" office:value="58000" calcext:value-type="currency">
            <text:p>$58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office:value-type="float" office:value="9000" calcext:value-type="float">
            <text:p>9000</text:p>
          </table:table-cell>
          <table:table-cell table:formula="of:=IF([.C179]=&quot;luz&quot;;[.D179]*5%;0)" office:value-type="currency" office:currency="ARS" office:value="0" calcext:value-type="currency">
            <text:p>$0,00</text:p>
          </table:table-cell>
          <table:table-cell table:formula="of:=IF(AND([.A179]=&quot;enero&quot;;[.C179]=&quot;agua&quot;);[.D17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79]-[.E179]-[.F179]" office:value-type="currency" office:currency="ARS" office:value="9000" calcext:value-type="currency">
            <text:p>$9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office:value-type="float" office:value="9400" calcext:value-type="float">
            <text:p>9400</text:p>
          </table:table-cell>
          <table:table-cell table:formula="of:=IF([.C180]=&quot;luz&quot;;[.D180]*5%;0)" office:value-type="currency" office:currency="ARS" office:value="0" calcext:value-type="currency">
            <text:p>$0,00</text:p>
          </table:table-cell>
          <table:table-cell table:formula="of:=IF(AND([.A180]=&quot;enero&quot;;[.C180]=&quot;agua&quot;);[.D18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0]-[.E180]-[.F180]" office:value-type="currency" office:currency="ARS" office:value="9400" calcext:value-type="currency">
            <text:p>$9.4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office:value-type="float" office:value="15500" calcext:value-type="float">
            <text:p>15500</text:p>
          </table:table-cell>
          <table:table-cell table:formula="of:=IF([.C181]=&quot;luz&quot;;[.D181]*5%;0)" office:value-type="currency" office:currency="ARS" office:value="0" calcext:value-type="currency">
            <text:p>$0,00</text:p>
          </table:table-cell>
          <table:table-cell table:formula="of:=IF(AND([.A181]=&quot;enero&quot;;[.C181]=&quot;agua&quot;);[.D18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1]-[.E181]-[.F181]" office:value-type="currency" office:currency="ARS" office:value="15500" calcext:value-type="currency">
            <text:p>$15.5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office:value-type="float" office:value="13500" calcext:value-type="float">
            <text:p>13500</text:p>
          </table:table-cell>
          <table:table-cell table:formula="of:=IF([.C182]=&quot;luz&quot;;[.D182]*5%;0)" office:value-type="currency" office:currency="ARS" office:value="0" calcext:value-type="currency">
            <text:p>$0,00</text:p>
          </table:table-cell>
          <table:table-cell table:formula="of:=IF(AND([.A182]=&quot;enero&quot;;[.C182]=&quot;agua&quot;);[.D18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2]-[.E182]-[.F182]" office:value-type="currency" office:currency="ARS" office:value="13500" calcext:value-type="currency">
            <text:p>$13.5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office:value-type="float" office:value="50000" calcext:value-type="float">
            <text:p>50000</text:p>
          </table:table-cell>
          <table:table-cell table:formula="of:=IF([.C183]=&quot;luz&quot;;[.D183]*5%;0)" office:value-type="currency" office:currency="ARS" office:value="0" calcext:value-type="currency">
            <text:p>$0,00</text:p>
          </table:table-cell>
          <table:table-cell table:formula="of:=IF(AND([.A183]=&quot;enero&quot;;[.C183]=&quot;agua&quot;);[.D18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3]-[.E183]-[.F183]" office:value-type="currency" office:currency="ARS" office:value="50000" calcext:value-type="currency">
            <text:p>$50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office:value-type="float" office:value="50000" calcext:value-type="float">
            <text:p>50000</text:p>
          </table:table-cell>
          <table:table-cell table:formula="of:=IF([.C184]=&quot;luz&quot;;[.D184]*5%;0)" office:value-type="currency" office:currency="ARS" office:value="0" calcext:value-type="currency">
            <text:p>$0,00</text:p>
          </table:table-cell>
          <table:table-cell table:formula="of:=IF(AND([.A184]=&quot;enero&quot;;[.C184]=&quot;agua&quot;);[.D18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4]-[.E184]-[.F184]" office:value-type="currency" office:currency="ARS" office:value="50000" calcext:value-type="currency">
            <text:p>$50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office:value-type="float" office:value="14500" calcext:value-type="float">
            <text:p>14500</text:p>
          </table:table-cell>
          <table:table-cell table:formula="of:=IF([.C185]=&quot;luz&quot;;[.D185]*5%;0)" office:value-type="currency" office:currency="ARS" office:value="0" calcext:value-type="currency">
            <text:p>$0,00</text:p>
          </table:table-cell>
          <table:table-cell table:formula="of:=IF(AND([.A185]=&quot;enero&quot;;[.C185]=&quot;agua&quot;);[.D18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5]-[.E185]-[.F185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office:value-type="float" office:value="13200" calcext:value-type="float">
            <text:p>13200</text:p>
          </table:table-cell>
          <table:table-cell table:formula="of:=IF([.C186]=&quot;luz&quot;;[.D186]*5%;0)" office:value-type="currency" office:currency="ARS" office:value="0" calcext:value-type="currency">
            <text:p>$0,00</text:p>
          </table:table-cell>
          <table:table-cell table:formula="of:=IF(AND([.A186]=&quot;enero&quot;;[.C186]=&quot;agua&quot;);[.D18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6]-[.E186]-[.F186]" office:value-type="currency" office:currency="ARS" office:value="13200" calcext:value-type="currency">
            <text:p>$13.2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office:value-type="float" office:value="15500" calcext:value-type="float">
            <text:p>15500</text:p>
          </table:table-cell>
          <table:table-cell table:formula="of:=IF([.C187]=&quot;luz&quot;;[.D187]*5%;0)" office:value-type="currency" office:currency="ARS" office:value="0" calcext:value-type="currency">
            <text:p>$0,00</text:p>
          </table:table-cell>
          <table:table-cell table:formula="of:=IF(AND([.A187]=&quot;enero&quot;;[.C187]=&quot;agua&quot;);[.D18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7]-[.E187]-[.F187]" office:value-type="currency" office:currency="ARS" office:value="15500" calcext:value-type="currency">
            <text:p>$15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office:value-type="float" office:value="14500" calcext:value-type="float">
            <text:p>14500</text:p>
          </table:table-cell>
          <table:table-cell table:formula="of:=IF([.C188]=&quot;luz&quot;;[.D188]*5%;0)" office:value-type="currency" office:currency="ARS" office:value="0" calcext:value-type="currency">
            <text:p>$0,00</text:p>
          </table:table-cell>
          <table:table-cell table:formula="of:=IF(AND([.A188]=&quot;enero&quot;;[.C188]=&quot;agua&quot;);[.D18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8]-[.E188]-[.F188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office:value-type="float" office:value="15000" calcext:value-type="float">
            <text:p>15000</text:p>
          </table:table-cell>
          <table:table-cell table:formula="of:=IF([.C189]=&quot;luz&quot;;[.D189]*5%;0)" office:value-type="currency" office:currency="ARS" office:value="0" calcext:value-type="currency">
            <text:p>$0,00</text:p>
          </table:table-cell>
          <table:table-cell table:formula="of:=IF(AND([.A189]=&quot;enero&quot;;[.C189]=&quot;agua&quot;);[.D18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89]-[.E189]-[.F189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office:value-type="float" office:value="180000" calcext:value-type="float">
            <text:p>180000</text:p>
          </table:table-cell>
          <table:table-cell table:formula="of:=IF([.C190]=&quot;luz&quot;;[.D190]*5%;0)" office:value-type="currency" office:currency="ARS" office:value="0" calcext:value-type="currency">
            <text:p>$0,00</text:p>
          </table:table-cell>
          <table:table-cell table:formula="of:=IF(AND([.A190]=&quot;enero&quot;;[.C190]=&quot;agua&quot;);[.D19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0]-[.E190]-[.F190]" office:value-type="currency" office:currency="ARS" office:value="180000" calcext:value-type="currency">
            <text:p>$180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office:value-type="float" office:value="195000" calcext:value-type="float">
            <text:p>195000</text:p>
          </table:table-cell>
          <table:table-cell table:formula="of:=IF([.C191]=&quot;luz&quot;;[.D191]*5%;0)" office:value-type="currency" office:currency="ARS" office:value="0" calcext:value-type="currency">
            <text:p>$0,00</text:p>
          </table:table-cell>
          <table:table-cell table:formula="of:=IF(AND([.A191]=&quot;enero&quot;;[.C191]=&quot;agua&quot;);[.D19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1]-[.E191]-[.F191]" office:value-type="currency" office:currency="ARS" office:value="195000" calcext:value-type="currency">
            <text:p>$195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office:value-type="float" office:value="200000" calcext:value-type="float">
            <text:p>200000</text:p>
          </table:table-cell>
          <table:table-cell table:formula="of:=IF([.C192]=&quot;luz&quot;;[.D192]*5%;0)" office:value-type="currency" office:currency="ARS" office:value="0" calcext:value-type="currency">
            <text:p>$0,00</text:p>
          </table:table-cell>
          <table:table-cell table:formula="of:=IF(AND([.A192]=&quot;enero&quot;;[.C192]=&quot;agua&quot;);[.D19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2]-[.E192]-[.F192]" office:value-type="currency" office:currency="ARS" office:value="200000" calcext:value-type="currency">
            <text:p>$200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office:value-type="float" office:value="18000" calcext:value-type="float">
            <text:p>18000</text:p>
          </table:table-cell>
          <table:table-cell table:formula="of:=IF([.C193]=&quot;luz&quot;;[.D193]*5%;0)" office:value-type="currency" office:currency="ARS" office:value="0" calcext:value-type="currency">
            <text:p>$0,00</text:p>
          </table:table-cell>
          <table:table-cell table:formula="of:=IF(AND([.A193]=&quot;enero&quot;;[.C193]=&quot;agua&quot;);[.D19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3]-[.E193]-[.F193]" office:value-type="currency" office:currency="ARS" office:value="18000" calcext:value-type="currency">
            <text:p>$18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office:value-type="float" office:value="23000" calcext:value-type="float">
            <text:p>23000</text:p>
          </table:table-cell>
          <table:table-cell table:formula="of:=IF([.C194]=&quot;luz&quot;;[.D194]*5%;0)" office:value-type="currency" office:currency="ARS" office:value="0" calcext:value-type="currency">
            <text:p>$0,00</text:p>
          </table:table-cell>
          <table:table-cell table:formula="of:=IF(AND([.A194]=&quot;enero&quot;;[.C194]=&quot;agua&quot;);[.D19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4]-[.E194]-[.F194]" office:value-type="currency" office:currency="ARS" office:value="23000" calcext:value-type="currency">
            <text:p>$23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office:value-type="float" office:value="20500" calcext:value-type="float">
            <text:p>20500</text:p>
          </table:table-cell>
          <table:table-cell table:formula="of:=IF([.C195]=&quot;luz&quot;;[.D195]*5%;0)" office:value-type="currency" office:currency="ARS" office:value="0" calcext:value-type="currency">
            <text:p>$0,00</text:p>
          </table:table-cell>
          <table:table-cell table:formula="of:=IF(AND([.A195]=&quot;enero&quot;;[.C195]=&quot;agua&quot;);[.D19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5]-[.E195]-[.F195]" office:value-type="currency" office:currency="ARS" office:value="20500" calcext:value-type="currency">
            <text:p>$20.5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office:value-type="float" office:value="32000" calcext:value-type="float">
            <text:p>32000</text:p>
          </table:table-cell>
          <table:table-cell table:formula="of:=IF([.C196]=&quot;luz&quot;;[.D196]*5%;0)" office:value-type="currency" office:currency="ARS" office:value="0" calcext:value-type="currency">
            <text:p>$0,00</text:p>
          </table:table-cell>
          <table:table-cell table:formula="of:=IF(AND([.A196]=&quot;enero&quot;;[.C196]=&quot;agua&quot;);[.D19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6]-[.E196]-[.F196]" office:value-type="currency" office:currency="ARS" office:value="32000" calcext:value-type="currency">
            <text:p>$32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office:value-type="float" office:value="34000" calcext:value-type="float">
            <text:p>34000</text:p>
          </table:table-cell>
          <table:table-cell table:formula="of:=IF([.C197]=&quot;luz&quot;;[.D197]*5%;0)" office:value-type="currency" office:currency="ARS" office:value="0" calcext:value-type="currency">
            <text:p>$0,00</text:p>
          </table:table-cell>
          <table:table-cell table:formula="of:=IF(AND([.A197]=&quot;enero&quot;;[.C197]=&quot;agua&quot;);[.D19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7]-[.E197]-[.F197]" office:value-type="currency" office:currency="ARS" office:value="34000" calcext:value-type="currency">
            <text:p>$34.0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office:value-type="float" office:value="15000" calcext:value-type="float">
            <text:p>15000</text:p>
          </table:table-cell>
          <table:table-cell table:formula="of:=IF([.C198]=&quot;luz&quot;;[.D198]*5%;0)" office:value-type="currency" office:currency="ARS" office:value="0" calcext:value-type="currency">
            <text:p>$0,00</text:p>
          </table:table-cell>
          <table:table-cell table:formula="of:=IF(AND([.A198]=&quot;enero&quot;;[.C198]=&quot;agua&quot;);[.D19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8]-[.E198]-[.F198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office:value-type="float" office:value="10000" calcext:value-type="float">
            <text:p>10000</text:p>
          </table:table-cell>
          <table:table-cell table:formula="of:=IF([.C199]=&quot;luz&quot;;[.D199]*5%;0)" office:value-type="currency" office:currency="ARS" office:value="0" calcext:value-type="currency">
            <text:p>$0,00</text:p>
          </table:table-cell>
          <table:table-cell table:formula="of:=IF(AND([.A199]=&quot;enero&quot;;[.C199]=&quot;agua&quot;);[.D19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199]-[.E199]-[.F199]" office:value-type="currency" office:currency="ARS" office:value="10000" calcext:value-type="currency">
            <text:p>$10.0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office:value-type="float" office:value="13000" calcext:value-type="float">
            <text:p>13000</text:p>
          </table:table-cell>
          <table:table-cell table:formula="of:=IF([.C200]=&quot;luz&quot;;[.D200]*5%;0)" office:value-type="currency" office:currency="ARS" office:value="0" calcext:value-type="currency">
            <text:p>$0,00</text:p>
          </table:table-cell>
          <table:table-cell table:formula="of:=IF(AND([.A200]=&quot;enero&quot;;[.C200]=&quot;agua&quot;);[.D20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0]-[.E200]-[.F200]" office:value-type="currency" office:currency="ARS" office:value="13000" calcext:value-type="currency">
            <text:p>$13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office:value-type="float" office:value="20000" calcext:value-type="float">
            <text:p>20000</text:p>
          </table:table-cell>
          <table:table-cell table:formula="of:=IF([.C201]=&quot;luz&quot;;[.D201]*5%;0)" office:value-type="currency" office:currency="ARS" office:value="0" calcext:value-type="currency">
            <text:p>$0,00</text:p>
          </table:table-cell>
          <table:table-cell table:formula="of:=IF(AND([.A201]=&quot;enero&quot;;[.C201]=&quot;agua&quot;);[.D20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1]-[.E201]-[.F201]" office:value-type="currency" office:currency="ARS" office:value="20000" calcext:value-type="currency">
            <text:p>$20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office:value-type="float" office:value="18400" calcext:value-type="float">
            <text:p>18400</text:p>
          </table:table-cell>
          <table:table-cell table:formula="of:=IF([.C202]=&quot;luz&quot;;[.D202]*5%;0)" office:value-type="currency" office:currency="ARS" office:value="0" calcext:value-type="currency">
            <text:p>$0,00</text:p>
          </table:table-cell>
          <table:table-cell table:formula="of:=IF(AND([.A202]=&quot;enero&quot;;[.C202]=&quot;agua&quot;);[.D20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2]-[.E202]-[.F202]" office:value-type="currency" office:currency="ARS" office:value="18400" calcext:value-type="currency">
            <text:p>$18.4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office:value-type="float" office:value="23000" calcext:value-type="float">
            <text:p>23000</text:p>
          </table:table-cell>
          <table:table-cell table:formula="of:=IF([.C203]=&quot;luz&quot;;[.D203]*5%;0)" office:value-type="currency" office:currency="ARS" office:value="0" calcext:value-type="currency">
            <text:p>$0,00</text:p>
          </table:table-cell>
          <table:table-cell table:formula="of:=IF(AND([.A203]=&quot;enero&quot;;[.C203]=&quot;agua&quot;);[.D20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3]-[.E203]-[.F203]" office:value-type="currency" office:currency="ARS" office:value="23000" calcext:value-type="currency">
            <text:p>$23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office:value-type="float" office:value="14000" calcext:value-type="float">
            <text:p>14000</text:p>
          </table:table-cell>
          <table:table-cell table:formula="of:=IF([.C204]=&quot;luz&quot;;[.D204]*5%;0)" office:value-type="currency" office:currency="ARS" office:value="0" calcext:value-type="currency">
            <text:p>$0,00</text:p>
          </table:table-cell>
          <table:table-cell table:formula="of:=IF(AND([.A204]=&quot;enero&quot;;[.C204]=&quot;agua&quot;);[.D20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4]-[.E204]-[.F204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office:value-type="float" office:value="14000" calcext:value-type="float">
            <text:p>14000</text:p>
          </table:table-cell>
          <table:table-cell table:formula="of:=IF([.C205]=&quot;luz&quot;;[.D205]*5%;0)" office:value-type="currency" office:currency="ARS" office:value="0" calcext:value-type="currency">
            <text:p>$0,00</text:p>
          </table:table-cell>
          <table:table-cell table:formula="of:=IF(AND([.A205]=&quot;enero&quot;;[.C205]=&quot;agua&quot;);[.D20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5]-[.E205]-[.F20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office:value-type="float" office:value="11500" calcext:value-type="float">
            <text:p>11500</text:p>
          </table:table-cell>
          <table:table-cell table:formula="of:=IF([.C206]=&quot;luz&quot;;[.D206]*5%;0)" office:value-type="currency" office:currency="ARS" office:value="0" calcext:value-type="currency">
            <text:p>$0,00</text:p>
          </table:table-cell>
          <table:table-cell table:formula="of:=IF(AND([.A206]=&quot;enero&quot;;[.C206]=&quot;agua&quot;);[.D20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6]-[.E206]-[.F206]" office:value-type="currency" office:currency="ARS" office:value="11500" calcext:value-type="currency">
            <text:p>$11.5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office:value-type="float" office:value="10200" calcext:value-type="float">
            <text:p>10200</text:p>
          </table:table-cell>
          <table:table-cell table:formula="of:=IF([.C207]=&quot;luz&quot;;[.D207]*5%;0)" office:value-type="currency" office:currency="ARS" office:value="0" calcext:value-type="currency">
            <text:p>$0,00</text:p>
          </table:table-cell>
          <table:table-cell table:formula="of:=IF(AND([.A207]=&quot;enero&quot;;[.C207]=&quot;agua&quot;);[.D20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7]-[.E207]-[.F207]" office:value-type="currency" office:currency="ARS" office:value="10200" calcext:value-type="currency">
            <text:p>$10.2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office:value-type="float" office:value="10800" calcext:value-type="float">
            <text:p>10800</text:p>
          </table:table-cell>
          <table:table-cell table:formula="of:=IF([.C208]=&quot;luz&quot;;[.D208]*5%;0)" office:value-type="currency" office:currency="ARS" office:value="0" calcext:value-type="currency">
            <text:p>$0,00</text:p>
          </table:table-cell>
          <table:table-cell table:formula="of:=IF(AND([.A208]=&quot;enero&quot;;[.C208]=&quot;agua&quot;);[.D20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8]-[.E208]-[.F208]" office:value-type="currency" office:currency="ARS" office:value="10800" calcext:value-type="currency">
            <text:p>$10.8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office:value-type="float" office:value="47000" calcext:value-type="float">
            <text:p>47000</text:p>
          </table:table-cell>
          <table:table-cell table:formula="of:=IF([.C209]=&quot;luz&quot;;[.D209]*5%;0)" office:value-type="currency" office:currency="ARS" office:value="2350" calcext:value-type="currency">
            <text:p>$2.350,00</text:p>
          </table:table-cell>
          <table:table-cell table:formula="of:=IF(AND([.A209]=&quot;enero&quot;;[.C209]=&quot;agua&quot;);[.D20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09]-[.E209]-[.F209]" office:value-type="currency" office:currency="ARS" office:value="44650" calcext:value-type="currency">
            <text:p>$44.65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office:value-type="float" office:value="45000" calcext:value-type="float">
            <text:p>45000</text:p>
          </table:table-cell>
          <table:table-cell table:formula="of:=IF([.C210]=&quot;luz&quot;;[.D210]*5%;0)" office:value-type="currency" office:currency="ARS" office:value="2250" calcext:value-type="currency">
            <text:p>$2.250,00</text:p>
          </table:table-cell>
          <table:table-cell table:formula="of:=IF(AND([.A210]=&quot;enero&quot;;[.C210]=&quot;agua&quot;);[.D21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0]-[.E210]-[.F210]" office:value-type="currency" office:currency="ARS" office:value="42750" calcext:value-type="currency">
            <text:p>$42.75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office:value-type="float" office:value="39500" calcext:value-type="float">
            <text:p>39500</text:p>
          </table:table-cell>
          <table:table-cell table:formula="of:=IF([.C211]=&quot;luz&quot;;[.D211]*5%;0)" office:value-type="currency" office:currency="ARS" office:value="1975" calcext:value-type="currency">
            <text:p>$1.975,00</text:p>
          </table:table-cell>
          <table:table-cell table:formula="of:=IF(AND([.A211]=&quot;enero&quot;;[.C211]=&quot;agua&quot;);[.D21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1]-[.E211]-[.F211]" office:value-type="currency" office:currency="ARS" office:value="37525" calcext:value-type="currency">
            <text:p>$37.525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office:value-type="float" office:value="42000" calcext:value-type="float">
            <text:p>42000</text:p>
          </table:table-cell>
          <table:table-cell table:formula="of:=IF([.C212]=&quot;luz&quot;;[.D212]*5%;0)" office:value-type="currency" office:currency="ARS" office:value="2100" calcext:value-type="currency">
            <text:p>$2.100,00</text:p>
          </table:table-cell>
          <table:table-cell table:formula="of:=IF(AND([.A212]=&quot;enero&quot;;[.C212]=&quot;agua&quot;);[.D21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2]-[.E212]-[.F212]" office:value-type="currency" office:currency="ARS" office:value="39900" calcext:value-type="currency">
            <text:p>$39.9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office:value-type="float" office:value="15000" calcext:value-type="float">
            <text:p>15000</text:p>
          </table:table-cell>
          <table:table-cell table:formula="of:=IF([.C213]=&quot;luz&quot;;[.D213]*5%;0)" office:value-type="currency" office:currency="ARS" office:value="0" calcext:value-type="currency">
            <text:p>$0,00</text:p>
          </table:table-cell>
          <table:table-cell table:formula="of:=IF(AND([.A213]=&quot;enero&quot;;[.C213]=&quot;agua&quot;);[.D21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3]-[.E213]-[.F213]" office:value-type="currency" office:currency="ARS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office:value-type="float" office:value="22000" calcext:value-type="float">
            <text:p>22000</text:p>
          </table:table-cell>
          <table:table-cell table:formula="of:=IF([.C214]=&quot;luz&quot;;[.D214]*5%;0)" office:value-type="currency" office:currency="ARS" office:value="0" calcext:value-type="currency">
            <text:p>$0,00</text:p>
          </table:table-cell>
          <table:table-cell table:formula="of:=IF(AND([.A214]=&quot;enero&quot;;[.C214]=&quot;agua&quot;);[.D21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4]-[.E214]-[.F214]" office:value-type="currency" office:currency="ARS" office:value="22000" calcext:value-type="currency">
            <text:p>$22.0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office:value-type="float" office:value="19000" calcext:value-type="float">
            <text:p>19000</text:p>
          </table:table-cell>
          <table:table-cell table:formula="of:=IF([.C215]=&quot;luz&quot;;[.D215]*5%;0)" office:value-type="currency" office:currency="ARS" office:value="0" calcext:value-type="currency">
            <text:p>$0,00</text:p>
          </table:table-cell>
          <table:table-cell table:formula="of:=IF(AND([.A215]=&quot;enero&quot;;[.C215]=&quot;agua&quot;);[.D21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5]-[.E215]-[.F215]" office:value-type="currency" office:currency="ARS" office:value="19000" calcext:value-type="currency">
            <text:p>$19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office:value-type="float" office:value="25000" calcext:value-type="float">
            <text:p>25000</text:p>
          </table:table-cell>
          <table:table-cell table:formula="of:=IF([.C216]=&quot;luz&quot;;[.D216]*5%;0)" office:value-type="currency" office:currency="ARS" office:value="0" calcext:value-type="currency">
            <text:p>$0,00</text:p>
          </table:table-cell>
          <table:table-cell table:formula="of:=IF(AND([.A216]=&quot;enero&quot;;[.C216]=&quot;agua&quot;);[.D21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6]-[.E216]-[.F216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office:value-type="float" office:value="26500" calcext:value-type="float">
            <text:p>26500</text:p>
          </table:table-cell>
          <table:table-cell table:formula="of:=IF([.C217]=&quot;luz&quot;;[.D217]*5%;0)" office:value-type="currency" office:currency="ARS" office:value="0" calcext:value-type="currency">
            <text:p>$0,00</text:p>
          </table:table-cell>
          <table:table-cell table:formula="of:=IF(AND([.A217]=&quot;enero&quot;;[.C217]=&quot;agua&quot;);[.D21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7]-[.E217]-[.F217]" office:value-type="currency" office:currency="ARS" office:value="26500" calcext:value-type="currency">
            <text:p>$26.5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office:value-type="float" office:value="23500" calcext:value-type="float">
            <text:p>23500</text:p>
          </table:table-cell>
          <table:table-cell table:formula="of:=IF([.C218]=&quot;luz&quot;;[.D218]*5%;0)" office:value-type="currency" office:currency="ARS" office:value="0" calcext:value-type="currency">
            <text:p>$0,00</text:p>
          </table:table-cell>
          <table:table-cell table:formula="of:=IF(AND([.A218]=&quot;enero&quot;;[.C218]=&quot;agua&quot;);[.D21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8]-[.E218]-[.F218]" office:value-type="currency" office:currency="ARS" office:value="23500" calcext:value-type="currency">
            <text:p>$23.5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office:value-type="float" office:value="25000" calcext:value-type="float">
            <text:p>25000</text:p>
          </table:table-cell>
          <table:table-cell table:formula="of:=IF([.C219]=&quot;luz&quot;;[.D219]*5%;0)" office:value-type="currency" office:currency="ARS" office:value="0" calcext:value-type="currency">
            <text:p>$0,00</text:p>
          </table:table-cell>
          <table:table-cell table:formula="of:=IF(AND([.A219]=&quot;enero&quot;;[.C219]=&quot;agua&quot;);[.D21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19]-[.E219]-[.F219]" office:value-type="currency" office:currency="ARS" office:value="25000" calcext:value-type="currency">
            <text:p>$25.000,0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office:value-type="float" office:value="8500" calcext:value-type="float">
            <text:p>8500</text:p>
          </table:table-cell>
          <table:table-cell table:formula="of:=IF([.C220]=&quot;luz&quot;;[.D220]*5%;0)" office:value-type="currency" office:currency="ARS" office:value="0" calcext:value-type="currency">
            <text:p>$0,00</text:p>
          </table:table-cell>
          <table:table-cell table:formula="of:=IF(AND([.A220]=&quot;enero&quot;;[.C220]=&quot;agua&quot;);[.D22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0]-[.E220]-[.F220]" office:value-type="currency" office:currency="ARS" office:value="8500" calcext:value-type="currency">
            <text:p>$8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office:value-type="float" office:value="9800" calcext:value-type="float">
            <text:p>9800</text:p>
          </table:table-cell>
          <table:table-cell table:formula="of:=IF([.C221]=&quot;luz&quot;;[.D221]*5%;0)" office:value-type="currency" office:currency="ARS" office:value="0" calcext:value-type="currency">
            <text:p>$0,00</text:p>
          </table:table-cell>
          <table:table-cell table:formula="of:=IF(AND([.A221]=&quot;enero&quot;;[.C221]=&quot;agua&quot;);[.D22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1]-[.E221]-[.F221]" office:value-type="currency" office:currency="ARS" office:value="9800" calcext:value-type="currency">
            <text:p>$9.8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office:value-type="float" office:value="9200" calcext:value-type="float">
            <text:p>9200</text:p>
          </table:table-cell>
          <table:table-cell table:formula="of:=IF([.C222]=&quot;luz&quot;;[.D222]*5%;0)" office:value-type="currency" office:currency="ARS" office:value="0" calcext:value-type="currency">
            <text:p>$0,00</text:p>
          </table:table-cell>
          <table:table-cell table:formula="of:=IF(AND([.A222]=&quot;enero&quot;;[.C222]=&quot;agua&quot;);[.D22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2]-[.E222]-[.F222]" office:value-type="currency" office:currency="ARS" office:value="9200" calcext:value-type="currency">
            <text:p>$9.2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permercado</text:p>
          </table:table-cell>
          <table:table-cell office:value-type="float" office:value="61000" calcext:value-type="float">
            <text:p>61000</text:p>
          </table:table-cell>
          <table:table-cell table:formula="of:=IF([.C223]=&quot;luz&quot;;[.D223]*5%;0)" office:value-type="currency" office:currency="ARS" office:value="0" calcext:value-type="currency">
            <text:p>$0,00</text:p>
          </table:table-cell>
          <table:table-cell table:formula="of:=IF(AND([.A223]=&quot;enero&quot;;[.C223]=&quot;agua&quot;);[.D22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3]-[.E223]-[.F223]" office:value-type="currency" office:currency="ARS" office:value="61000" calcext:value-type="currency">
            <text:p>$61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office:value-type="float" office:value="9700" calcext:value-type="float">
            <text:p>9700</text:p>
          </table:table-cell>
          <table:table-cell table:formula="of:=IF([.C224]=&quot;luz&quot;;[.D224]*5%;0)" office:value-type="currency" office:currency="ARS" office:value="0" calcext:value-type="currency">
            <text:p>$0,00</text:p>
          </table:table-cell>
          <table:table-cell table:formula="of:=IF(AND([.A224]=&quot;enero&quot;;[.C224]=&quot;agua&quot;);[.D22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4]-[.E224]-[.F224]" office:value-type="currency" office:currency="ARS" office:value="9700" calcext:value-type="currency">
            <text:p>$9.7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office:value-type="float" office:value="8500" calcext:value-type="float">
            <text:p>8500</text:p>
          </table:table-cell>
          <table:table-cell table:formula="of:=IF([.C225]=&quot;luz&quot;;[.D225]*5%;0)" office:value-type="currency" office:currency="ARS" office:value="0" calcext:value-type="currency">
            <text:p>$0,00</text:p>
          </table:table-cell>
          <table:table-cell table:formula="of:=IF(AND([.A225]=&quot;enero&quot;;[.C225]=&quot;agua&quot;);[.D225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5]-[.E225]-[.F225]" office:value-type="currency" office:currency="ARS" office:value="8500" calcext:value-type="currency">
            <text:p>$8.5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office:value-type="float" office:value="16000" calcext:value-type="float">
            <text:p>16000</text:p>
          </table:table-cell>
          <table:table-cell table:formula="of:=IF([.C226]=&quot;luz&quot;;[.D226]*5%;0)" office:value-type="currency" office:currency="ARS" office:value="0" calcext:value-type="currency">
            <text:p>$0,00</text:p>
          </table:table-cell>
          <table:table-cell table:formula="of:=IF(AND([.A226]=&quot;enero&quot;;[.C226]=&quot;agua&quot;);[.D226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6]-[.E226]-[.F226]" office:value-type="currency" office:currency="ARS" office:value="16000" calcext:value-type="currency">
            <text:p>$16.0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office:value-type="float" office:value="14000" calcext:value-type="float">
            <text:p>14000</text:p>
          </table:table-cell>
          <table:table-cell table:formula="of:=IF([.C227]=&quot;luz&quot;;[.D227]*5%;0)" office:value-type="currency" office:currency="ARS" office:value="0" calcext:value-type="currency">
            <text:p>$0,00</text:p>
          </table:table-cell>
          <table:table-cell table:formula="of:=IF(AND([.A227]=&quot;enero&quot;;[.C227]=&quot;agua&quot;);[.D227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7]-[.E227]-[.F227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office:value-type="float" office:value="54000" calcext:value-type="float">
            <text:p>54000</text:p>
          </table:table-cell>
          <table:table-cell table:formula="of:=IF([.C228]=&quot;luz&quot;;[.D228]*5%;0)" office:value-type="currency" office:currency="ARS" office:value="0" calcext:value-type="currency">
            <text:p>$0,00</text:p>
          </table:table-cell>
          <table:table-cell table:formula="of:=IF(AND([.A228]=&quot;enero&quot;;[.C228]=&quot;agua&quot;);[.D228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8]-[.E228]-[.F228]" office:value-type="currency" office:currency="ARS" office:value="54000" calcext:value-type="currency">
            <text:p>$54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office:value-type="float" office:value="45000" calcext:value-type="float">
            <text:p>45000</text:p>
          </table:table-cell>
          <table:table-cell table:formula="of:=IF([.C229]=&quot;luz&quot;;[.D229]*5%;0)" office:value-type="currency" office:currency="ARS" office:value="0" calcext:value-type="currency">
            <text:p>$0,00</text:p>
          </table:table-cell>
          <table:table-cell table:formula="of:=IF(AND([.A229]=&quot;enero&quot;;[.C229]=&quot;agua&quot;);[.D229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29]-[.E229]-[.F229]" office:value-type="currency" office:currency="ARS" office:value="45000" calcext:value-type="currency">
            <text:p>$45.0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office:value-type="float" office:value="68000" calcext:value-type="float">
            <text:p>68000</text:p>
          </table:table-cell>
          <table:table-cell table:formula="of:=IF([.C230]=&quot;luz&quot;;[.D230]*5%;0)" office:value-type="currency" office:currency="ARS" office:value="0" calcext:value-type="currency">
            <text:p>$0,00</text:p>
          </table:table-cell>
          <table:table-cell table:formula="of:=IF(AND([.A230]=&quot;enero&quot;;[.C230]=&quot;agua&quot;);[.D230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0]-[.E230]-[.F230]" office:value-type="currency" office:currency="ARS" office:value="68000" calcext:value-type="currency">
            <text:p>$68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office:value-type="float" office:value="85000" calcext:value-type="float">
            <text:p>85000</text:p>
          </table:table-cell>
          <table:table-cell table:formula="of:=IF([.C231]=&quot;luz&quot;;[.D231]*5%;0)" office:value-type="currency" office:currency="ARS" office:value="0" calcext:value-type="currency">
            <text:p>$0,00</text:p>
          </table:table-cell>
          <table:table-cell table:formula="of:=IF(AND([.A231]=&quot;enero&quot;;[.C231]=&quot;agua&quot;);[.D231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1]-[.E231]-[.F231]" office:value-type="currency" office:currency="ARS" office:value="85000" calcext:value-type="currency">
            <text:p>$85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office:value-type="float" office:value="152000" calcext:value-type="float">
            <text:p>152000</text:p>
          </table:table-cell>
          <table:table-cell table:formula="of:=IF([.C232]=&quot;luz&quot;;[.D232]*5%;0)" office:value-type="currency" office:currency="ARS" office:value="0" calcext:value-type="currency">
            <text:p>$0,00</text:p>
          </table:table-cell>
          <table:table-cell table:formula="of:=IF(AND([.A232]=&quot;enero&quot;;[.C232]=&quot;agua&quot;);[.D232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2]-[.E232]-[.F232]" office:value-type="currency" office:currency="ARS" office:value="152000" calcext:value-type="currency">
            <text:p>$152.0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office:value-type="float" office:value="4500" calcext:value-type="float">
            <text:p>4500</text:p>
          </table:table-cell>
          <table:table-cell table:formula="of:=IF([.C233]=&quot;luz&quot;;[.D233]*5%;0)" office:value-type="currency" office:currency="ARS" office:value="0" calcext:value-type="currency">
            <text:p>$0,00</text:p>
          </table:table-cell>
          <table:table-cell table:formula="of:=IF(AND([.A233]=&quot;enero&quot;;[.C233]=&quot;agua&quot;);[.D233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3]-[.E233]-[.F233]" office:value-type="currency" office:currency="ARS" office:value="4500" calcext:value-type="currency">
            <text:p>$4.5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office:value-type="float" office:value="850000" calcext:value-type="float">
            <text:p>850000</text:p>
          </table:table-cell>
          <table:table-cell table:formula="of:=IF([.C234]=&quot;luz&quot;;[.D234]*5%;0)" office:value-type="currency" office:currency="ARS" office:value="0" calcext:value-type="currency">
            <text:p>$0,00</text:p>
          </table:table-cell>
          <table:table-cell table:formula="of:=IF(AND([.A234]=&quot;enero&quot;;[.C234]=&quot;agua&quot;);[.D234]*20%;0)" office:value-type="currency" office:currency="ARS" office:value="0" calcext:value-type="currency">
            <text:p>$0,00</text:p>
          </table:table-cell>
          <table:table-cell table:number-columns-repeated="2"/>
          <table:table-cell table:style-name="ce3" table:formula="of:=[.D234]-[.E234]-[.F234]" office:value-type="currency" office:currency="ARS" office:value="850000" calcext:value-type="currency">
            <text:p>$850.000,00</text:p>
          </table:table-cell>
        </table:table-row>
        <table:table-row table:style-name="ro1" table:number-rows-repeated="10483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Gastos.C1:Gastos.C1048576">
            <calcext:condition calcext:apply-style-name="rojo" calcext:value="=agua" calcext:base-cell-address="Gastos.C1"/>
            <calcext:condition calcext:apply-style-name="Azul" calcext:value="=&quot;alquiler&quot;" calcext:base-cell-address="Gastos.C1"/>
          </calcext:conditional-format>
        </calcext:conditional-formats>
      </table:table>
      <table:table table:name="Logica" table:style-name="ta1"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Lógica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a de verda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0" table:formula="of:=AND([.A12];[.B12])" office:value-type="boolean" office:boolean-value="false" calcext:value-type="boolean">
            <text:p>FALSO</text:p>
          </table:table-cell>
          <table:table-cell table:style-name="ce20" table:formula="of:=OR([.A12];[.B1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AND([.A13];[.B13])" office:value-type="boolean" office:boolean-value="false" calcext:value-type="boolean">
            <text:p>FALSO</text:p>
          </table:table-cell>
          <table:table-cell table:style-name="ce20" table:formula="of:=OR([.A13];[.B1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AND([.A14];[.B14])" office:value-type="boolean" office:boolean-value="false" calcext:value-type="boolean">
            <text:p>FALSO</text:p>
          </table:table-cell>
          <table:table-cell table:style-name="ce20" table:formula="of:=OR([.A14];[.B14])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0" table:formula="of:=AND([.A15];[.B15])" office:value-type="boolean" office:boolean-value="true" calcext:value-type="boolean">
            <text:p>VERDADERO</text:p>
          </table:table-cell>
          <table:table-cell table:style-name="ce20" table:formula="of:=OR([.A15];[.B15])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eratura: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dad: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0" table:formula="of:=[.B17]&gt;30" office:value-type="boolean" office:boolean-value="false" calcext:value-type="boolean">
            <text:p>FALSO</text:p>
          </table:table-cell>
          <table:table-cell/>
          <table:table-cell table:style-name="ce20" table:formula="of:=OR([.B17]&lt;=30;[.B18]&lt;=50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style-name="ce20" table:formula="of:=[.B17]&gt;=30" office:value-type="boolean" office:boolean-value="false" calcext:value-type="boolean">
            <text:p>FALSO</text:p>
          </table:table-cell>
          <table:table-cell/>
          <table:table-cell table:style-name="ce20" table:formula="of:=AND([.B18]&lt;=30;[.B19]&lt;=50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style-name="ce20" table:formula="of:=[.B17]&lt;=30" office:value-type="boolean" office:boolean-value="true" calcext:value-type="boolean">
            <text:p>VERDADERO</text:p>
          </table:table-cell>
          <table:table-cell table:number-columns-repeated="2"/>
        </table:table-row>
      </table:table>
      <table:table table:name="Hoja3" table:style-name="ta1">
        <table:table-column table:style-name="co5" table:number-columns-repeated="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temáticas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Situación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AVERAGE([.B2:.D2]);2)" office:value-type="float" office:value="6.33" calcext:value-type="float">
            <text:p>6,33</text:p>
          </table:table-cell>
          <table:table-cell table:style-name="ce20" table:formula="of:=[.E2]&gt;=6" office:value-type="boolean" office:boolean-value="true" calcext:value-type="boolean">
            <text:p>VERDADERO</text:p>
          </table:table-cell>
          <table:table-cell table:formula="of:=IF([.E2]&gt;=6;&quot;APROBADO&quot;;&quot;DESAPROBA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OUND(AVERAGE([.B3:.D3]);2)" office:value-type="float" office:value="6.33" calcext:value-type="float">
            <text:p>6,33</text:p>
          </table:table-cell>
          <table:table-cell table:style-name="ce20" table:formula="of:=[.E3]&gt;=6" office:value-type="boolean" office:boolean-value="true" calcext:value-type="boolean">
            <text:p>VERDADERO</text:p>
          </table:table-cell>
          <table:table-cell table:formula="of:=IF([.E3]&gt;=6;&quot;APROBADO&quot;;&quot;DESAPROBA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ROUND(AVERAGE([.B4:.D4]);2)" office:value-type="float" office:value="6.67" calcext:value-type="float">
            <text:p>6,67</text:p>
          </table:table-cell>
          <table:table-cell table:style-name="ce20" table:formula="of:=[.E4]&gt;=6" office:value-type="boolean" office:boolean-value="true" calcext:value-type="boolean">
            <text:p>VERDADERO</text:p>
          </table:table-cell>
          <table:table-cell table:formula="of:=IF([.E4]&gt;=6;&quot;APROBADO&quot;;&quot;DESAPROBA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(AVERAGE([.B5:.D5]);2)" office:value-type="float" office:value="5.33" calcext:value-type="float">
            <text:p>5,33</text:p>
          </table:table-cell>
          <table:table-cell table:style-name="ce20" table:formula="of:=[.E5]&gt;=6" office:value-type="boolean" office:boolean-value="false" calcext:value-type="boolean">
            <text:p>FALSO</text:p>
          </table:table-cell>
          <table:table-cell table:formula="of:=IF([.E5]&gt;=6;&quot;APROBADO&quot;;&quot;DESAPROBADO&quot;)" office:value-type="string" office:string-value="DESAPROBADO" calcext:value-type="string">
            <text:p>DESAPROBADO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SI el promedio =&gt;6 entonces el alumno esta aprobado sino esta desaprobad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Gastos.A1:Gastos.D23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jo" style:family="table-cell" style:parent-style-name="Default">
      <style:table-cell-properties fo:background-color="#ff4000"/>
    </style:style>
    <style:style style:name="Azul" style:family="table-cell" style:parent-style-name="Default">
      <style:table-cell-properties fo:background-color="#5983b0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21:57:54.8728217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9:17:27.468350771</meta:creation-date>
    <dc:date>2026-04-10T22:07:27.425304618</dc:date>
    <meta:editing-duration>PT18M7S</meta:editing-duration>
    <meta:editing-cycles>4</meta:editing-cycles>
    <meta:generator>LibreOffice/26.2.2.2$Linux_X86_64 LibreOffice_project/1f77d10d6938fd34972958f64b2bcfa54f8b1ba5</meta:generator>
    <meta:document-statistic meta:table-count="3" meta:cell-count="1719" meta:object-count="0"/>
  </office:meta>
</office:document-meta>
</file>